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Contents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fo:font-weight="bold"/>
    </style:style>
    <style:style style:name="P4" style:family="paragraph" style:parent-style-name="Preformatted_20_Text">
      <style:paragraph-properties fo:margin-top="0in" fo:margin-bottom="0.1965in" style:contextual-spacing="false"/>
      <style:text-properties fo:font-weight="bold"/>
    </style:style>
    <style:style style:name="P5" style:family="paragraph" style:parent-style-name="Preformatted_20_Text">
      <style:paragraph-properties fo:margin-top="0in" fo:margin-bottom="0.1965in" style:contextual-spacing="false" fo:text-align="center" style:justify-single-word="false"/>
    </style:style>
    <style:style style:name="P6" style:family="paragraph" style:parent-style-name="Preformatted_20_Text">
      <style:paragraph-properties fo:margin-top="0.139in" fo:margin-bottom="0.0835in" style:contextual-spacing="false"/>
    </style:style>
    <style:style style:name="P7" style:family="paragraph" style:parent-style-name="Preformatted_20_Text">
      <style:paragraph-properties fo:margin-top="0.139in" fo:margin-bottom="0.0835in" style:contextual-spacing="false" fo:keep-with-next="always"/>
    </style:style>
    <style:style style:name="P8" style:family="paragraph" style:parent-style-name="Preformatted_20_Text">
      <style:paragraph-properties fo:margin-top="0.0972in" fo:margin-bottom="0.0835in" style:contextual-spacing="false"/>
    </style:style>
    <style:style style:name="P9" style:family="paragraph" style:parent-style-name="Preformatted_20_Text">
      <style:paragraph-properties fo:margin-top="0.0972in" fo:margin-bottom="0.0835in" style:contextual-spacing="false" fo:keep-with-next="always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in" fo:margin-bottom="0in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in" fo:margin-bottom="0in" style:contextual-spacing="fals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 Python Quick Reference</text:h>
      <text:p text:style-name="Horizontal_20_Line"/>
      <text:p text:style-name="Text_20_body"><text:span text:style-name="Emphasis">v1.3; 1995/10/30, Author: Chris Hoffmann, choffman@vicorp.com</text:span></text:p>
      <text:p text:style-name="P10">For:<text:line-break/>Python release 1.3<text:line-break/>Based on:<text:line-break/>Python Bestiary, Author: Ken Manheimer, ken.manheimer@nist.gov<text:line-break/>Python manuals, Author: Guido van Rossum, guido@cwi.nl<text:line-break/>python-mode.el, Author: Tim Peters, tim@dsr.com<text:line-break/>and the readers of comp.lang.python</text:p>
      <text:p text:style-name="Horizontal_20_Line"/>
      <text:h text:style-name="Heading_20_2" text:outline-level="2">Contents</text:h>
      <text:list xml:id="list3336371134" text:style-name="L1">
        <text:list-item>
          <text:p text:style-name="P12"><text:a xlink:type="simple" xlink:href="https://www.python.org/ftp/python/doc/quick-ref.1.3.html#Invocation" text:style-name="Internet_20_link" text:visited-style-name="Visited_20_Internet_20_Link">Invocation Options</text:a> </text:p>
        </text:list-item>
        <text:list-item>
          <text:p text:style-name="P12"><text:a xlink:type="simple" xlink:href="https://www.python.org/ftp/python/doc/quick-ref.1.3.html#Environment" text:style-name="Internet_20_link" text:visited-style-name="Visited_20_Internet_20_Link">Environment Variables</text:a> </text:p>
        </text:list-item>
        <text:list-item>
          <text:p text:style-name="P12"><text:a xlink:type="simple" xlink:href="https://www.python.org/ftp/python/doc/quick-ref.1.3.html#Terms" text:style-name="Internet_20_link" text:visited-style-name="Visited_20_Internet_20_Link">Terms Used In This Document</text:a> </text:p>
        </text:list-item>
        <text:list-item>
          <text:p text:style-name="P12"><text:a xlink:type="simple" xlink:href="https://www.python.org/ftp/python/doc/quick-ref.1.3.html#LexEnt" text:style-name="Internet_20_link" text:visited-style-name="Visited_20_Internet_20_Link">Lexical Entitites</text:a> </text:p>
        </text:list-item>
        <text:list-item>
          <text:p text:style-name="P12"><text:a xlink:type="simple" xlink:href="https://www.python.org/ftp/python/doc/quick-ref.1.3.html#BasicTypes" text:style-name="Internet_20_link" text:visited-style-name="Visited_20_Internet_20_Link">Basic Types And Their Operations</text:a> </text:p>
        </text:list-item>
        <text:list-item>
          <text:p text:style-name="P12"><text:a xlink:type="simple" xlink:href="https://www.python.org/ftp/python/doc/quick-ref.1.3.html#AdvTypes" text:style-name="Internet_20_link" text:visited-style-name="Visited_20_Internet_20_Link">Advanced Types</text:a> </text:p>
        </text:list-item>
        <text:list-item>
          <text:p text:style-name="P12"><text:a xlink:type="simple" xlink:href="https://www.python.org/ftp/python/doc/quick-ref.1.3.html#Statements" text:style-name="Internet_20_link" text:visited-style-name="Visited_20_Internet_20_Link">Statements</text:a> </text:p>
        </text:list-item>
        <text:list-item>
          <text:p text:style-name="P12"><text:a xlink:type="simple" xlink:href="https://www.python.org/ftp/python/doc/quick-ref.1.3.html#BuiltIn" text:style-name="Internet_20_link" text:visited-style-name="Visited_20_Internet_20_Link">Built In Functions</text:a> </text:p>
        </text:list-item>
        <text:list-item>
          <text:p text:style-name="P12"><text:a xlink:type="simple" xlink:href="https://www.python.org/ftp/python/doc/quick-ref.1.3.html#BuiltInExc" text:style-name="Internet_20_link" text:visited-style-name="Visited_20_Internet_20_Link">Built In Exceptions</text:a> </text:p>
        </text:list-item>
        <text:list-item>
          <text:p text:style-name="P12"><text:a xlink:type="simple" xlink:href="https://www.python.org/ftp/python/doc/quick-ref.1.3.html#SpecialMethods" text:style-name="Internet_20_link" text:visited-style-name="Visited_20_Internet_20_Link">Special Methods For User-Created Classes</text:a> </text:p>
        </text:list-item>
        <text:list-item>
          <text:p text:style-name="P12"><text:a xlink:type="simple" xlink:href="https://www.python.org/ftp/python/doc/quick-ref.1.3.html#ImportantModules" text:style-name="Internet_20_link" text:visited-style-name="Visited_20_Internet_20_Link">Important Modules</text:a> </text:p>
        </text:list-item>
        <text:list-item>
          <text:p text:style-name="P12"><text:a xlink:type="simple" xlink:href="https://www.python.org/ftp/python/doc/quick-ref.1.3.html#OtherModules" text:style-name="Internet_20_link" text:visited-style-name="Visited_20_Internet_20_Link">Other Modules In Base Distributions</text:a> </text:p>
        </text:list-item>
        <text:list-item>
          <text:p text:style-name="P12"><text:a xlink:type="simple" xlink:href="https://www.python.org/ftp/python/doc/quick-ref.1.3.html#Workspace" text:style-name="Internet_20_link" text:visited-style-name="Visited_20_Internet_20_Link">Workspace Exploration And Idiom Hints</text:a> </text:p>
        </text:list-item>
        <text:list-item>
          <text:p text:style-name="P12"><text:a xlink:type="simple" xlink:href="https://www.python.org/ftp/python/doc/quick-ref.1.3.html#Emacs" text:style-name="Internet_20_link" text:visited-style-name="Visited_20_Internet_20_Link">Python Mode for Emacs</text:a> </text:p>
        </text:list-item>
        <text:list-item>
          <text:p text:style-name="P11"><text:a xlink:type="simple" xlink:href="https://www.python.org/ftp/python/doc/quick-ref.1.3.html#Debugger" text:style-name="Internet_20_link" text:visited-style-name="Visited_20_Internet_20_Link">The Python Debugger</text:a> </text:p>
        </text:list-item>
      </text:list>
      <text:p text:style-name="Horizontal_20_Line"/>
      <text:h text:style-name="Heading_20_2" text:outline-level="2"><text:bookmark text:name="Invocation"/>Invocation Options</text:h>
      <text:p text:style-name="Preformatted_20_Text">python [-diuv] [-c command | script | - ] [args]</text:p>
      <text:p text:style-name="Preformatted_20_Text"/>
      <text:p text:style-name="Preformatted_20_Text"/>
      <text:p text:style-name="Preformatted_20_Text"><text:s text:c="5"/>-d <text:s text:c="2"/>Turn on parser <text:s/>debugging <text:s/>output <text:s/>(for <text:s/>wizards <text:s/>only,</text:p>
      <text:p text:style-name="Preformatted_20_Text"><text:s text:c="10"/>depending on compilation options).</text:p>
      <text:p text:style-name="Preformatted_20_Text"/>
      <text:p text:style-name="Preformatted_20_Text"><text:s text:c="5"/>-i <text:s text:c="2"/>When a script is passed as first <text:s/>argument <text:s/>or <text:s/>the <text:s/>-c</text:p>
      <text:p text:style-name="Preformatted_20_Text"><text:s text:c="10"/>option <text:s/>is used, enter interactive mode after executing</text:p>
      <text:p text:style-name="Preformatted_20_Text"><text:s text:c="10"/>the script or <text:s/>the <text:s/>command. <text:s text:c="2"/>It <text:s/>does <text:s/>not <text:s/>read <text:s/>the</text:p>
      <text:p text:style-name="Preformatted_20_Text"><text:s text:c="10"/>$PYTHONSTARTUP <text:s/>file. <text:s text:c="2"/>This <text:s/>can <text:s/>be useful to inspect</text:p>
      <text:p text:style-name="Preformatted_20_Text"><text:soft-page-break/><text:s text:c="10"/>global variables or a stack trace when a script <text:s/>raises</text:p>
      <text:p text:style-name="Preformatted_20_Text"><text:s text:c="10"/>an exception.</text:p>
      <text:p text:style-name="Preformatted_20_Text"/>
      <text:p text:style-name="Preformatted_20_Text"><text:s text:c="5"/>-s <text:s text:c="2"/>Suppress auto-printing of expressions in interactive mode.</text:p>
      <text:p text:style-name="Preformatted_20_Text"/>
      <text:p text:style-name="Preformatted_20_Text"><text:s text:c="5"/>-u <text:s text:c="2"/>Force stdout and stderr to be totally unbuffered.</text:p>
      <text:p text:style-name="Preformatted_20_Text"/>
      <text:p text:style-name="Preformatted_20_Text"><text:s text:c="5"/>-v <text:s text:c="2"/>Print a message each <text:s/>time <text:s/>a <text:s/>module <text:s/>is <text:s/>initialized,</text:p>
      <text:p text:style-name="Preformatted_20_Text"><text:s text:c="10"/>showing <text:s/>the <text:s/>place <text:s/>(filename or built-in module) from</text:p>
      <text:p text:style-name="Preformatted_20_Text"><text:s text:c="10"/>which it is loaded.</text:p>
      <text:p text:style-name="Preformatted_20_Text"/>
      <text:p text:style-name="Preformatted_20_Text"><text:s text:c="5"/>-c command</text:p>
      <text:p text:style-name="Preformatted_20_Text"><text:s text:c="10"/>Specify the command <text:s/>to <text:s/>execute <text:s/>(see <text:s/>next <text:s/>section).</text:p>
      <text:p text:style-name="Preformatted_20_Text"><text:s text:c="10"/>This <text:s/>terminates the option list (following options are</text:p>
      <text:p text:style-name="Preformatted_20_Text"><text:s text:c="10"/>passed as arguments to the command).</text:p>
      <text:p text:style-name="Preformatted_20_Text"/>
      <text:p text:style-name="Preformatted_20_Text"><text:s text:c="5"/>- <text:s/>anything afterward is passed as options to python script or</text:p>
      <text:p text:style-name="Preformatted_20_Text"><text:s text:c="8"/>command, not interpreted as an option to interpreter itself.</text:p>
      <text:p text:style-name="Preformatted_20_Text"/>
      <text:p text:style-name="Preformatted_20_Text"><text:s text:c="5"/>script is the name of a python file to execute</text:p>
      <text:p text:style-name="Preformatted_20_Text"/>
      <text:p text:style-name="Preformatted_20_Text"><text:s text:c="5"/>args are passed to script or command (in "sys.argv")</text:p>
      <text:p text:style-name="P2"/>
      <text:p text:style-name="P10">If no script or command, Python enters interactive mode. Uses "readline" package for input, if available. </text:p>
      <text:p text:style-name="Horizontal_20_Line"/>
      <text:h text:style-name="Heading_20_2" text:outline-level="2"><text:bookmark text:name="Environment"/>ENVIRONMENT VARIABLES</text:h>
      <text:p text:style-name="List_20_Heading">PYTHONPATH</text:p>
      <text:p text:style-name="List_20_Contents">Augments the default search path for module files. The format is the same as the shell's $PATH: one or more directory pathnames separated by colons. </text:p>
      <text:p text:style-name="List_20_Heading">PYTHONSTARTUP</text:p>
      <text:p text:style-name="List_20_Contents">If this is the name of a readable file, the Python com- mands in that file are executed before the first prompt is displayed in interactive mode. </text:p>
      <text:p text:style-name="List_20_Heading">PYTHONDEBUG</text:p>
      <text:p text:style-name="List_20_Contents">If non-empty, same as -d option </text:p>
      <text:p text:style-name="List_20_Heading">PYTHONINSPECT</text:p>
      <text:p text:style-name="List_20_Contents">If non-empty, same as -i option </text:p>
      <text:p text:style-name="List_20_Heading">PYTHONSUPPRESS</text:p>
      <text:p text:style-name="List_20_Contents">If non-empty, same as -s option </text:p>
      <text:p text:style-name="List_20_Heading">PYTHONUNBUFFERED</text:p>
      <text:p text:style-name="List_20_Contents">If non-empty, same as -u option </text:p>
      <text:p text:style-name="List_20_Heading">PYTHONVERBOSE</text:p>
      <text:p text:style-name="P1">If non-empty, same as -v option </text:p>
      <text:p text:style-name="Horizontal_20_Line"/>
      <text:h text:style-name="Heading_20_2" text:outline-level="2"><text:bookmark text:name="Terms"/>Terms Used In This Document</text:h>
      <text:p text:style-name="List_20_Heading">sequence</text:p>
      <text:p text:style-name="List_20_Contents"><text:soft-page-break/>a string, list or tuple </text:p>
      <text:p text:style-name="List_20_Heading">suite</text:p>
      <text:p text:style-name="List_20_Contents">a series of statements, possibly separated by newlines. Must all be at same indentation level, except for suites inside compound statements </text:p>
      <text:p text:style-name="List_20_Heading">&lt;x&gt;</text:p>
      <text:p text:style-name="List_20_Contents">in a syntax diagram means a token referred to as "x" </text:p>
      <text:p text:style-name="List_20_Heading">[xxx]</text:p>
      <text:p text:style-name="List_20_Contents">in a syntax diagram means "xxx" is optional </text:p>
      <text:p text:style-name="List_20_Heading">x ==&gt; y</text:p>
      <text:p text:style-name="List_20_Contents">means the value of &lt;x&gt; is &lt;y&gt; </text:p>
      <text:p text:style-name="List_20_Heading">x &lt;=&gt; y</text:p>
      <text:p text:style-name="P1">means "x is equivalent to y" </text:p>
      <text:p text:style-name="Horizontal_20_Line"/>
      <text:h text:style-name="Heading_20_2" text:outline-level="2"><text:bookmark text:name="LexEnt"/>Notable lexical entities</text:h>
      <text:h text:style-name="Heading_20_3" text:outline-level="3">Keywords</text:h>
      <text:p text:style-name="Preformatted_20_Text"><text:s text:c="9"/>and <text:s text:c="10"/>elif <text:s text:c="7"/>from <text:s text:c="7"/>lambda <text:s text:c="4"/>return</text:p>
      <text:p text:style-name="Preformatted_20_Text"><text:s text:c="9"/>break <text:s text:c="8"/>else <text:s text:c="7"/>global <text:s text:c="5"/>not <text:s text:c="7"/>try <text:s/></text:p>
      <text:p text:style-name="Preformatted_20_Text"><text:s text:c="9"/>class <text:s text:c="8"/>except <text:s text:c="5"/>if <text:s text:c="9"/>or <text:s text:c="8"/>while <text:s text:c="4"/></text:p>
      <text:p text:style-name="Preformatted_20_Text"><text:s text:c="9"/>continue <text:s text:c="5"/>exec <text:s text:c="7"/>import <text:s text:c="5"/>pass <text:s text:c="11"/></text:p>
      <text:p text:style-name="Preformatted_20_Text"><text:s text:c="9"/>def <text:s text:c="10"/>finally <text:s text:c="4"/>in <text:s text:c="9"/>print <text:s text:c="10"/></text:p>
      <text:p text:style-name="P2"><text:s text:c="9"/>del <text:s text:c="10"/>for <text:s text:c="8"/>is <text:s text:c="9"/>raise <text:s/></text:p>
      <text:p text:style-name="Text_20_body">Illegitimate Tokens (only valid in strings): @ $ ? </text:p>
      <text:p text:style-name="Text_20_body">A statement must all be on a single line. To break a statement over multiple lines use "\", as with the C preprocessor. Exception: can always break when inside any (), [], or {} pair, or in triple-quoted strings. </text:p>
      <text:p text:style-name="Text_20_body">More than one statement can appear on a line if they are separated with semicolons (";"). </text:p>
      <text:p text:style-name="Text_20_body">Comments start with "#" and continue to end of line. </text:p>
      <text:p text:style-name="Text_20_body">Identifiers: (letter|"_") (letter|digit|"_")* Python identifiers keywords, attributes, etc. are case-sensitive. </text:p>
      <text:h text:style-name="Heading_20_3" text:outline-level="3">Strings</text:h>
      <text:p text:style-name="Text_20_body">"a string"<text:line-break/>'another string'<text:line-break/>'''a string containing embedded newlines,<text:line-break/>and quote (') marks, can be <text:line-break/>delimited with triple quotes.'''</text:p>
      <text:h text:style-name="Heading_20_3" text:outline-level="3">String Literal Escapes</text:h>
      <text:p text:style-name="Preformatted_20_Text"><text:s text:c="5"/>\newline <text:s/>Ignored (escape newline)</text:p>
      <text:p text:style-name="Preformatted_20_Text"><text:s text:c="5"/>\\ Backslash (\) <text:s text:c="7"/>\e Escape (ESC) <text:s text:c="11"/>\v Vertical Tab (VT)</text:p>
      <text:p text:style-name="Preformatted_20_Text"><text:s text:c="5"/>\' Single quote (') <text:s text:c="4"/>\f Formfeed (FF) <text:s text:c="10"/>\0OO <text:s/>(zero) char with </text:p>
      <text:p text:style-name="Preformatted_20_Text"><text:s text:c="5"/>\" Double quote (") <text:s text:c="4"/>\n Linefeed (LF) <text:s text:c="16"/>octal value OO</text:p>
      <text:p text:style-name="Preformatted_20_Text"><text:soft-page-break/><text:s text:c="5"/>\a Bell (BEL) <text:s text:c="10"/>\r Carriage Return (CR) <text:s text:c="3"/>\xXX <text:s/>char with </text:p>
      <text:p text:style-name="Preformatted_20_Text"><text:s text:c="5"/>\b Backspace (BS) <text:s text:c="6"/>\t Horizontal Tab (TAB) <text:s text:c="9"/>hex value XX</text:p>
      <text:p text:style-name="P2"><text:s text:c="5"/>\ is left as-is</text:p>
      <text:p text:style-name="Text_20_body">NULL byte (\000) is NOT an end-of-string marker; NULL's may be imbedded in strings </text:p>
      <text:p text:style-name="Text_20_body">Strings (and tuples) are immutable: they cannot be modified. </text:p>
      <text:p text:style-name="Text_20_body">long integer (unlimited precision): 1234567890L </text:p>
      <text:p text:style-name="Text_20_body">octal integer: 0177, 0177777777777777777L hex integer: 0xFF, 0xFFFFFFFFFFFFFFFFFFL </text:p>
      <text:p text:style-name="Text_20_body">float: 3.14e-10 </text:p>
      <text:p text:style-name="Text_20_body">tuple of length 0, 1, 2, etc:<text:line-break/>() (1,) (1,2) # parentheses are optional if len &gt; 0<text:line-break/><text:line-break/>list of length 0, 1, 2, etc:<text:line-break/>[] [1] [1,2]<text:line-break/><text:line-break/>dictionary of length 0, 1, 2, etc:<text:line-break/>{} {1 : 'first'} {1 : 'first', 'next': 'second'}</text:p>
      <text:p text:style-name="Text_20_body">Indexing is 0-based. Negative indices (usually) mean count backwards from end of sequence. </text:p>
      <text:p text:style-name="Text_20_body">Sequence slicing [starting-at-index : but-less-than-index] Start defaults to '0'; End defaults to 'sequence-length'. </text:p>
      <text:p text:style-name="Text_20_body">a = (0,1,2,3,4,5,6,7)<text:line-break/>a[3] ==&gt; 3<text:line-break/>a[-1] ==&gt; 7<text:line-break/>a[2:4] ==&gt; (2, 3)<text:line-break/>a[1:] ==&gt; (1, 2, 3, 4, 5, 6, 7)<text:line-break/>a[:3] ==&gt; (0, 1, 2)<text:line-break/>a[:] ==&gt; (0,1,2,3,4,5,6,7) # makes a copy of the sequence.</text:p>
      <text:p text:style-name="Horizontal_20_Line"/>
      <text:h text:style-name="Heading_20_2" text:outline-level="2"><text:bookmark text:name="BasicTypes"/>Basic Types and Their Operations</text:h>
      <text:h text:style-name="Heading_20_3" text:outline-level="3">Comparisions (defined between _any_ types)</text:h>
      <text:p text:style-name="Preformatted_20_Text"><text:s text:c="8"/>&lt; <text:s text:c="6"/>strictly less than <text:s text:c="5"/></text:p>
      <text:p text:style-name="Preformatted_20_Text"><text:s text:c="8"/>&lt;= <text:s text:c="5"/>less than or equal <text:s text:c="5"/></text:p>
      <text:p text:style-name="Preformatted_20_Text"><text:s text:c="8"/>&gt; <text:s text:c="6"/>strictly greater than <text:s text:c="2"/></text:p>
      <text:p text:style-name="Preformatted_20_Text"><text:s text:c="8"/>&gt;= <text:s text:c="5"/>greater than or equal <text:s text:c="2"/></text:p>
      <text:p text:style-name="Preformatted_20_Text"><text:s text:c="8"/>== <text:s text:c="5"/>equal <text:s text:c="2"/></text:p>
      <text:p text:style-name="Preformatted_20_Text"><text:s text:c="8"/>!= <text:s text:c="5"/>not equal <text:s/>( "&lt;&gt;" is also allowed)</text:p>
      <text:p text:style-name="Preformatted_20_Text"><text:s text:c="8"/>is <text:s text:c="5"/>object identity (are _objects_ identical, not values)</text:p>
      <text:p text:style-name="P2"><text:s text:c="8"/>is not <text:s/>negated object identity</text:p>
      <text:p text:style-name="Text_20_body"><text:soft-page-break/>X &lt; Y &lt; Z &lt; W has expected meaning, unlike C </text:p>
      <text:h text:style-name="Heading_20_3" text:outline-level="3">Boolean values and operators</text:h>
      <text:p text:style-name="Preformatted_20_Text"><text:s text:c="6"/>False values: <text:s text:c="4"/>None, numeric zeros, empty sequences and mappings</text:p>
      <text:p text:style-name="Preformatted_20_Text"><text:s text:c="6"/>True values: <text:s text:c="5"/>all other values</text:p>
      <text:p text:style-name="Preformatted_20_Text"/>
      <text:p text:style-name="Preformatted_20_Text"><text:s text:c="6"/>not X: if X is false then 1, else 0</text:p>
      <text:p text:style-name="Preformatted_20_Text"><text:s text:c="6"/>X or Y: if X is false then Y, else X</text:p>
      <text:p text:style-name="Preformatted_20_Text"><text:s text:c="6"/>X and Y: if X is false then X, else Y</text:p>
      <text:p text:style-name="Preformatted_20_Text"/>
      <text:p text:style-name="P2"><text:s text:c="6"/>('or', 'and' evaluate second arg only if necessary to determine outcome)</text:p>
      <text:h text:style-name="Heading_20_3" text:outline-level="3">None</text:h>
      <text:p text:style-name="Text_20_body">None is used as default return value on functions. Input that evaluates to None does not print when running Python interactively </text:p>
      <text:h text:style-name="Heading_20_3" text:outline-level="3">Numeric types</text:h>
      <text:h text:style-name="Heading_20_4" text:outline-level="4">Floats, integers and long integers.</text:h>
      <text:p text:style-name="Text_20_body">Floats are implemented with C doubles. </text:p>
      <text:p text:style-name="Text_20_body">Integers are implemented with C longs. </text:p>
      <text:p text:style-name="Text_20_body">Long integers have unlimited size (only limit is system resources) </text:p>
      <text:h text:style-name="Heading_20_4" text:outline-level="4">Operators on all numeric types</text:h>
      <text:p text:style-name="Preformatted_20_Text"><text:s text:c="8"/>abs(x) <text:s/>absolute value of x <text:s text:c="4"/></text:p>
      <text:p text:style-name="Preformatted_20_Text"><text:s text:c="8"/>int(x) <text:s/>x converted to integer <text:s/></text:p>
      <text:p text:style-name="Preformatted_20_Text"><text:s text:c="8"/>long(x) x converted to long integer <text:s text:c="4"/></text:p>
      <text:p text:style-name="Preformatted_20_Text"><text:s text:c="8"/>float(x) <text:s text:c="7"/>x converted to floating point <text:s text:c="2"/></text:p>
      <text:p text:style-name="Preformatted_20_Text"><text:s text:c="8"/>-x <text:s text:c="5"/>x negated <text:s text:c="6"/></text:p>
      <text:p text:style-name="Preformatted_20_Text"><text:s text:c="8"/>+x <text:s text:c="5"/>x unchanged <text:s text:c="4"/></text:p>
      <text:p text:style-name="Preformatted_20_Text"><text:s text:c="8"/>x + y <text:s text:c="2"/>sum of x and y <text:s/></text:p>
      <text:p text:style-name="Preformatted_20_Text"><text:s text:c="8"/>x - y <text:s text:c="2"/>difference of x and y <text:s text:c="2"/></text:p>
      <text:p text:style-name="Preformatted_20_Text"><text:s text:c="8"/>x * y <text:s text:c="2"/>product of x and y <text:s text:c="5"/></text:p>
      <text:p text:style-name="Preformatted_20_Text"><text:s text:c="8"/>x / y <text:s text:c="2"/>quotient of x and y <text:s text:c="4"/></text:p>
      <text:p text:style-name="Preformatted_20_Text"><text:s text:c="8"/>x % y <text:s text:c="2"/>remainder of x / y</text:p>
      <text:p text:style-name="Preformatted_20_Text"><text:s text:c="8"/>divmod(x, y) <text:s text:c="3"/>the tuple (x/y, x%y)</text:p>
      <text:p text:style-name="P2"><text:s text:c="8"/>pow(x, y) <text:s text:c="6"/>x to the power y <text:s text:c="7"/></text:p>
      <text:h text:style-name="Heading_20_4" text:outline-level="4">Bit operators on integers and long integers</text:h>
      <text:p text:style-name="Preformatted_20_Text"><text:s text:c="8"/>~x <text:s text:c="5"/>the bits of x inverted <text:s/></text:p>
      <text:p text:style-name="Preformatted_20_Text"><text:s text:c="8"/>x ^ y <text:s text:c="2"/>bitwise exclusive or of x and y </text:p>
      <text:p text:style-name="Preformatted_20_Text"><text:s text:c="8"/>x &amp; y <text:s text:c="2"/>bitwise and of x and y <text:s/></text:p>
      <text:p text:style-name="Preformatted_20_Text"><text:s text:c="8"/>x | y <text:s text:c="2"/>bitwise or of x and y <text:s text:c="2"/></text:p>
      <text:p text:style-name="Preformatted_20_Text"><text:s text:c="8"/>x &lt;&lt; n <text:s/>x shifted left by n bits <text:s text:c="7"/></text:p>
      <text:p text:style-name="P2"><text:s text:c="8"/>x &gt;&gt; n <text:s/>x shifted right by n bits</text:p>
      <text:h text:style-name="Heading_20_4" text:outline-level="4"><text:soft-page-break/>Numeric exceptions</text:h>
      <text:p text:style-name="List_20_Heading">TypeError</text:p>
      <text:p text:style-name="List_20_Contents">raised on application of arithemetic opertion ' to non-number </text:p>
      <text:p text:style-name="List_20_Heading">OverflowError</text:p>
      <text:p text:style-name="List_20_Contents">numeric bounds exceeded </text:p>
      <text:p text:style-name="List_20_Heading">ZeroDivisionError</text:p>
      <text:p text:style-name="P1">raised when zero second argument of div or modulo op </text:p>
      <text:h text:style-name="Heading_20_3" text:outline-level="3">Operators on all sequence types (lists, tuples, strings)</text:h>
      <text:p text:style-name="Preformatted_20_Text"><text:s text:c="8"/>len(s) <text:s text:c="9"/>length of s <text:s text:c="4"/></text:p>
      <text:p text:style-name="Preformatted_20_Text"><text:s text:c="8"/>min(s) <text:s text:c="9"/>smallest item of s <text:s text:c="5"/></text:p>
      <text:p text:style-name="Preformatted_20_Text"><text:s text:c="8"/>max(s) <text:s text:c="9"/>largest item of s <text:s text:c="6"/></text:p>
      <text:p text:style-name="Preformatted_20_Text"><text:s text:c="8"/>x in s <text:s text:c="9"/>1 if an item of s is equal to x, else 0</text:p>
      <text:p text:style-name="Preformatted_20_Text"><text:s text:c="8"/>x not in s <text:s text:c="5"/>0 if an item of s is equal to x, else 1</text:p>
      <text:p text:style-name="Preformatted_20_Text"><text:s text:c="8"/>s + t <text:s text:c="10"/>the concatenation of s and t <text:s text:c="3"/></text:p>
      <text:p text:style-name="Preformatted_20_Text"><text:s text:c="8"/>s * n, n * s <text:s text:c="3"/>n copies of s concatenated <text:s text:c="5"/></text:p>
      <text:p text:style-name="Preformatted_20_Text"><text:s text:c="8"/>s[i] <text:s text:c="11"/>i'th item of s, origin 0</text:p>
      <text:p text:style-name="Preformatted_20_Text"><text:s text:c="8"/>s[i:j] <text:s text:c="9"/>slice of s from i to j <text:s/></text:p>
      <text:p text:style-name="Preformatted_20_Text"/>
      <text:p text:style-name="Preformatted_20_Text"><text:s text:c="8"/>slice from index i up to but not including index j</text:p>
      <text:p text:style-name="Preformatted_20_Text"><text:s text:c="8"/>i defaults to 0, j to len(s)</text:p>
      <text:p text:style-name="P2"><text:s text:c="8"/>negative goes from right-end of sequence</text:p>
      <text:h text:style-name="Heading_20_3" text:outline-level="3">Operators on mutable sequences (lists)</text:h>
      <text:p text:style-name="Preformatted_20_Text"><text:s text:c="8"/>s[i] = x <text:s text:c="7"/>item i of s is replaced by x <text:s text:c="3"/></text:p>
      <text:p text:style-name="Preformatted_20_Text"><text:s text:c="8"/>s[i:j] = t <text:s text:c="5"/>slice of s from i to j is replaced by t </text:p>
      <text:p text:style-name="Preformatted_20_Text"><text:s text:c="8"/>del s[i:j] <text:s text:c="5"/>delete slice (same as s[i:j] = [])</text:p>
      <text:p text:style-name="Preformatted_20_Text"><text:s text:c="8"/>s.append(x) <text:s text:c="4"/>add x to end of s</text:p>
      <text:p text:style-name="Preformatted_20_Text"><text:s text:c="8"/>s.count(x) <text:s text:c="5"/>return number of i's for which s[i] == x</text:p>
      <text:p text:style-name="Preformatted_20_Text"><text:s text:c="8"/>s.index(x) <text:s text:c="5"/>return smallest i such that s[i] == x1)</text:p>
      <text:p text:style-name="Preformatted_20_Text"><text:s text:c="8"/>s.insert(i, x) <text:s/>item i becomes x, old item i is now at i+1, etc.</text:p>
      <text:p text:style-name="Preformatted_20_Text"><text:s text:c="8"/>s.remove(x) <text:s text:c="4"/>same as del s[s.index(x)] <text:s text:c="6"/></text:p>
      <text:p text:style-name="Preformatted_20_Text"><text:s text:c="8"/>s.reverse() <text:s text:c="4"/>reverses the items of s (in place)</text:p>
      <text:p text:style-name="Preformatted_20_Text"><text:s text:c="8"/>s.sort() <text:s text:c="7"/>sorts the list (in place)</text:p>
      <text:p text:style-name="Preformatted_20_Text"><text:s text:c="24"/>Optional parameter: function of two arguments </text:p>
      <text:p text:style-name="Preformatted_20_Text"><text:s text:c="24"/>returning -1, 0 or 1 depending on whether arg1 </text:p>
      <text:p text:style-name="P2"><text:s text:c="24"/>is &gt;, ==, &lt; arg2.</text:p>
      <text:p text:style-name="Text_20_body">IndexError is raised on out-of-range sequence subscript </text:p>
      <text:h text:style-name="Heading_20_3" text:outline-level="3">Operations on mappings (dictionaries)</text:h>
      <text:p text:style-name="Preformatted_20_Text"><text:s text:c="8"/>len(a) <text:s text:c="9"/>the number of items in a <text:s text:c="7"/></text:p>
      <text:p text:style-name="Preformatted_20_Text"><text:s text:c="8"/>a[k] <text:s text:c="11"/>the item of a with key k</text:p>
      <text:p text:style-name="Preformatted_20_Text"><text:s text:c="8"/>a[k] = x <text:s text:c="7"/>set a[k] to x <text:s text:c="2"/></text:p>
      <text:p text:style-name="Preformatted_20_Text"><text:s text:c="8"/>del a[k] <text:s text:c="7"/>remove a[k] from a</text:p>
      <text:p text:style-name="Preformatted_20_Text"><text:s text:c="8"/>a.items() <text:s text:c="6"/>a copy of a's list of (key, value) pairs <text:s text:c="7"/></text:p>
      <text:p text:style-name="Preformatted_20_Text"><text:s text:c="8"/>a.keys() <text:s text:c="7"/>a copy of a's list of keys <text:s text:c="5"/></text:p>
      <text:p text:style-name="Preformatted_20_Text"><text:s text:c="8"/>a.values() <text:s text:c="5"/>a copy of a's list of values <text:s text:c="3"/></text:p>
      <text:p text:style-name="P2"><text:s text:c="8"/>a.has_key(k) <text:s text:c="3"/>1 if a has a key k, else 0</text:p>
      <text:p text:style-name="Text_20_body"><text:soft-page-break/>TypeError is raised if key not acceptable<text:line-break/>KeyError is raised if try to read with non-existent key</text:p>
      <text:h text:style-name="Heading_20_3" text:outline-level="3">Format operator for strings (%)</text:h>
      <text:h text:style-name="Heading_20_4" text:outline-level="4">Uses sprintf codes. </text:h>
      <text:p text:style-name="Text_20_body">Supports: %, c, s, i, d, u, o, x, X, e, E, f, g, G.</text:p>
      <text:p text:style-name="Text_20_body">Width and precision may be a * to specify that an integer argument specifies the actual width or precision.</text:p>
      <text:p text:style-name="Text_20_body">The flag characters -, +, blank, # and 0 are understood.</text:p>
      <text:p text:style-name="Text_20_body">%s will convert any type argument to string (uses str() function) </text:p>
      <text:p text:style-name="Preformatted_20_Text"><text:s text:c="8"/>a = '%s has %03d quote types.' % ('Python', 2)</text:p>
      <text:p text:style-name="P2"><text:s text:c="8"/>a ==&gt; 'Python has 002 quote types.'</text:p>
      <text:p text:style-name="Text_20_body">Right-hand-side can be a mapping: </text:p>
      <text:p text:style-name="P2"><text:s text:c="8"/>a = '%(lang)s has %(c)03d quote types.' % {'c':2, 'lang':'Python}</text:p>
      <text:p text:style-name="Text_20_body">(vars() function very handy to use on right-hand-side.) </text:p>
      <text:h text:style-name="Heading_20_3" text:outline-level="3">File Objects </text:h>
      <text:p text:style-name="Text_20_body">Created with built-in function "open()"; may be created by other modules's functions as well. </text:p>
      <text:h text:style-name="Heading_20_4" text:outline-level="4">Operators on file objects</text:h>
      <text:p text:style-name="Preformatted_20_Text"><text:s text:c="8"/>f.close(x) <text:s text:c="21"/>close file f.</text:p>
      <text:p text:style-name="Preformatted_20_Text"><text:s text:c="8"/>f.fileno(x) <text:s text:c="20"/>get fileno (fd) for f.</text:p>
      <text:p text:style-name="Preformatted_20_Text"><text:s text:c="8"/>f.flush(x) <text:s text:c="21"/>flush file's internal buffer.</text:p>
      <text:p text:style-name="Preformatted_20_Text"><text:s text:c="8"/>f.isatty() <text:s text:c="21"/>1 if file is connected to a tty-like dev, else 0</text:p>
      <text:p text:style-name="Preformatted_20_Text"><text:s text:c="8"/>f.read([size]) <text:s text:c="17"/>read at most most <text:s/>bytes from file and</text:p>
      <text:p text:style-name="Preformatted_20_Text"><text:s text:c="40"/>return as a string object. If <text:s/>omitted,</text:p>
      <text:p text:style-name="Preformatted_20_Text"><text:s text:c="40"/>read to EOF.</text:p>
      <text:p text:style-name="Preformatted_20_Text"/>
      <text:p text:style-name="Preformatted_20_Text"><text:s text:c="8"/>f.readline() <text:s text:c="19"/>read one entire line from file</text:p>
      <text:p text:style-name="Preformatted_20_Text"><text:s text:c="8"/>f.readlines() <text:s text:c="18"/>read until EOF with readline() and return list</text:p>
      <text:p text:style-name="Preformatted_20_Text"><text:s text:c="40"/>of lines read.</text:p>
      <text:p text:style-name="Preformatted_20_Text"/>
      <text:p text:style-name="Preformatted_20_Text"><text:s text:c="8"/>f.seek(offset, whence=0) <text:s text:c="7"/>set file's position, like </text:p>
      <text:p text:style-name="Preformatted_20_Text"><text:s text:c="40"/>"stdio's fseek()". </text:p>
      <text:p text:style-name="Preformatted_20_Text"><text:s text:c="40"/>whence == 0 then use absolute indexing</text:p>
      <text:p text:style-name="Preformatted_20_Text"><text:s text:c="40"/>whence == 1 then offset relative to current pos</text:p>
      <text:p text:style-name="Preformatted_20_Text"><text:s text:c="40"/>whence == 2 then offset relative to file end</text:p>
      <text:p text:style-name="Preformatted_20_Text"/>
      <text:p text:style-name="Preformatted_20_Text"><text:s text:c="8"/>f.tell() <text:s text:c="23"/>return file's current position</text:p>
      <text:p text:style-name="Preformatted_20_Text"><text:s text:c="8"/>f.write(str) <text:s text:c="19"/>Write string to file.</text:p>
      <text:p text:style-name="P2"><text:s text:c="8"/>f.writelines(list) <text:s text:c="13"/>Write list of strings to file.</text:p>
      <text:h text:style-name="Heading_20_4" text:outline-level="4"><text:soft-page-break/>File Exceptions</text:h>
      <text:p text:style-name="List_20_Heading">EOFError</text:p>
      <text:p text:style-name="List_20_Contents">End-of-file hit when reading (may be raised many times, e.g. if </text:p>
      <text:p text:style-name="List_20_Heading">IOError</text:p>
      <text:p text:style-name="P1">Other I/O-related I/O operation failure </text:p>
      <text:p text:style-name="Horizontal_20_Line"/>
      <text:h text:style-name="Heading_20_2" text:outline-level="2"><text:bookmark text:name="AdvTypes"/>Advanced Types</text:h>
      <text:p text:style-name="Text_20_body"><text:span text:style-name="Emphasis">See manuals for more details</text:span> </text:p>
      <text:list xml:id="list672134078" text:style-name="L2">
        <text:list-item>
          <text:p text:style-name="P14">Module Objects </text:p>
        </text:list-item>
        <text:list-item>
          <text:p text:style-name="P14">Class Objects </text:p>
        </text:list-item>
        <text:list-item>
          <text:p text:style-name="P14">Type Objects </text:p>
        </text:list-item>
        <text:list-item>
          <text:p text:style-name="P14">Callable types: </text:p>
        </text:list-item>
        <text:list-item>
          <text:p text:style-name="P14">User-defined (written in Python): </text:p>
          <text:list>
            <text:list-item>
              <text:p text:style-name="P14">User-defined Function Objects </text:p>
            </text:list-item>
            <text:list-item>
              <text:p text:style-name="P14">User-defined Method Objects </text:p>
            </text:list-item>
          </text:list>
        </text:list-item>
        <text:list-item>
          <text:p text:style-name="P14">Built-in (written in C): </text:p>
          <text:list>
            <text:list-item>
              <text:p text:style-name="P14">Built-in Function Objects </text:p>
            </text:list-item>
            <text:list-item>
              <text:p text:style-name="P14">Built-in Method Objects </text:p>
            </text:list-item>
          </text:list>
        </text:list-item>
        <text:list-item>
          <text:p text:style-name="P14">Internal Types: </text:p>
          <text:list>
            <text:list-item>
              <text:p text:style-name="P14">Code Objects </text:p>
            </text:list-item>
            <text:list-item>
              <text:p text:style-name="P14">Frame Objects </text:p>
            </text:list-item>
            <text:list-item>
              <text:p text:style-name="P13">Traceback Objects </text:p>
            </text:list-item>
          </text:list>
        </text:list-item>
      </text:list>
      <text:p text:style-name="Horizontal_20_Line"/>
      <text:h text:style-name="Heading_20_2" text:outline-level="2"><text:bookmark text:name="Statements"/>Statements</text:h>
      <text:p text:style-name="Preformatted_20_Text">pass <text:s text:c="11"/>-- Null statement</text:p>
      <text:p text:style-name="Preformatted_20_Text">= <text:s text:c="14"/>-- Assignment operator. Can unpack tuples, lists,</text:p>
      <text:p text:style-name="Preformatted_20_Text"><text:s text:c="19"/>first, second = a[0:2]; [f, s] = range(2)</text:p>
      <text:p text:style-name="Preformatted_20_Text">del &lt;id&gt; <text:s text:c="7"/>-- Unbind name from object, or attributes from</text:p>
      <text:p text:style-name="Preformatted_20_Text"><text:s text:c="19"/>objects, etc.</text:p>
      <text:p text:style-name="Preformatted_20_Text">print [&lt;c1&gt; [, &lt;c2&gt; ]* [,]</text:p>
      <text:p text:style-name="Preformatted_20_Text"><text:s text:c="16"/>-- Writes to sys.stdout.</text:p>
      <text:p text:style-name="Preformatted_20_Text"><text:s text:c="19"/>Puts spaces between arguments. Puts newline at end</text:p>
      <text:p text:style-name="Preformatted_20_Text"><text:s text:c="19"/>unless statement ends with comma.</text:p>
      <text:p text:style-name="Preformatted_20_Text"><text:s text:c="19"/>Print is not required when running interactively,</text:p>
      <text:p text:style-name="Preformatted_20_Text"><text:s text:c="19"/>simply typing an expression will print its value,</text:p>
      <text:p text:style-name="Preformatted_20_Text"><text:s text:c="19"/>unless the value is None.</text:p>
      <text:p text:style-name="Preformatted_20_Text">exec &lt;x&gt; [in &lt;globals&gt; [,&lt;locals&gt;]]</text:p>
      <text:p text:style-name="Preformatted_20_Text"><text:s text:c="16"/>-- Executes &lt;x&gt; in namespaces provided. Defaults</text:p>
      <text:p text:style-name="Preformatted_20_Text"><text:s text:c="19"/>to current namespaces. &lt;x&gt; can be a string, file</text:p>
      <text:p text:style-name="Preformatted_20_Text"><text:s text:c="19"/>object or a function object.</text:p>
      <text:p text:style-name="Preformatted_20_Text">f(&lt;value&gt;,... [&lt;id&gt;=&lt;value&gt;])</text:p>
      <text:p text:style-name="Preformatted_20_Text"><text:s text:c="16"/>-- Call function 'f' with parameters. Parameters can</text:p>
      <text:p text:style-name="Preformatted_20_Text"><text:s text:c="19"/>be passed by name or be omitted if function </text:p>
      <text:p text:style-name="Preformatted_20_Text"><text:soft-page-break/><text:s text:c="19"/>defines default values. E.g. for 'f' is defined as</text:p>
      <text:p text:style-name="Preformatted_20_Text"><text:s text:c="19"/>"def f(p1=1, p2=2)"</text:p>
      <text:p text:style-name="Preformatted_20_Text"><text:s text:c="19"/>"f()" <text:s text:c="6"/>&lt;=&gt; <text:s/>"f(1, 2)"</text:p>
      <text:p text:style-name="Preformatted_20_Text"><text:s text:c="19"/>"f(10)" <text:s text:c="4"/>&lt;=&gt; <text:s/>"f(10, 2)"</text:p>
      <text:p text:style-name="Preformatted_20_Text"><text:s text:c="19"/>"f(p2=99)" <text:s/>&lt;=&gt; <text:s/>"f(1, 99)"</text:p>
      <text:p text:style-name="P2"/>
      <text:h text:style-name="Heading_20_3" text:outline-level="3">Control Flow</text:h>
      <text:p text:style-name="Preformatted_20_Text">if &lt;condition&gt;: &lt;suite&gt;</text:p>
      <text:p text:style-name="Preformatted_20_Text">[elif &lt;condition&gt;: &lt;suite&gt;]*</text:p>
      <text:p text:style-name="Preformatted_20_Text">[else: suite]</text:p>
      <text:p text:style-name="Preformatted_20_Text"><text:s text:c="16"/>-- usual if/else_if/else statement</text:p>
      <text:p text:style-name="Preformatted_20_Text"/>
      <text:p text:style-name="Preformatted_20_Text">while &lt;condition&gt;: &lt;suite&gt;</text:p>
      <text:p text:style-name="Preformatted_20_Text">[else: &lt;suite&gt;]</text:p>
      <text:p text:style-name="Preformatted_20_Text"><text:s text:c="16"/>-- usual while statement. "else" suite is executed</text:p>
      <text:p text:style-name="Preformatted_20_Text"><text:s text:c="19"/>after loop exits, unless the loop is exited with</text:p>
      <text:p text:style-name="Preformatted_20_Text"><text:s text:c="19"/>"break"</text:p>
      <text:p text:style-name="Preformatted_20_Text"/>
      <text:p text:style-name="Preformatted_20_Text">for &lt;target&gt; in &lt;condition-list&gt;: &lt;suite&gt;</text:p>
      <text:p text:style-name="Preformatted_20_Text">[else: &lt;suite&gt;]</text:p>
      <text:p text:style-name="Preformatted_20_Text"><text:s text:c="16"/>-- iterates over sequence "&lt;condition-list&gt;",</text:p>
      <text:p text:style-name="Preformatted_20_Text"><text:s text:c="19"/>assigning each element to "&lt;target&gt;".</text:p>
      <text:p text:style-name="Preformatted_20_Text"><text:s text:c="19"/>"else" suite executed at end unless loop exited</text:p>
      <text:p text:style-name="Preformatted_20_Text"><text:s text:c="19"/>with "break"</text:p>
      <text:p text:style-name="Preformatted_20_Text"/>
      <text:p text:style-name="Preformatted_20_Text">break <text:s text:c="10"/>-- immediately exit "for" or "while" loop</text:p>
      <text:p text:style-name="Preformatted_20_Text">continue <text:s text:c="7"/>-- immediately do next iteration of "for" or "while" loop</text:p>
      <text:p text:style-name="Preformatted_20_Text"/>
      <text:p text:style-name="Preformatted_20_Text">return [&lt;result&gt;]</text:p>
      <text:p text:style-name="Preformatted_20_Text"><text:s text:c="16"/>-- return from function (or method) and return</text:p>
      <text:p text:style-name="P2"><text:s text:c="19"/>"&lt;result&gt;". If no result given, then returns None.</text:p>
      <text:h text:style-name="Heading_20_3" text:outline-level="3">Exception Statements</text:h>
      <text:p text:style-name="Preformatted_20_Text">try: &lt;suite1&gt;</text:p>
      <text:p text:style-name="Preformatted_20_Text">[except [&lt;exception&gt; [, &lt;value&gt;]: &lt;suite2&gt;]+</text:p>
      <text:p text:style-name="Preformatted_20_Text">[else: &lt;suite3&gt;]</text:p>
      <text:p text:style-name="Preformatted_20_Text"><text:s text:c="16"/>-- statements in &lt;suite1&gt; are executed. If an</text:p>
      <text:p text:style-name="Preformatted_20_Text"><text:s text:c="19"/>exception occurs, look in "except" clauses for</text:p>
      <text:p text:style-name="Preformatted_20_Text"><text:s text:c="19"/>matching &lt;exception&gt;. If matches or bare "except"</text:p>
      <text:p text:style-name="Preformatted_20_Text"><text:s text:c="19"/>execute suite of that clause. If no exception happens</text:p>
      <text:p text:style-name="Preformatted_20_Text"><text:s text:c="19"/>suite in "else" clause is executed after &lt;suite1&gt;.</text:p>
      <text:p text:style-name="Preformatted_20_Text"><text:s text:c="19"/>If &lt;exception&gt; has a value, it is put in &lt;value&gt;.</text:p>
      <text:p text:style-name="Preformatted_20_Text"><text:s text:c="19"/>&lt;exception&gt; can also be tuple of exceptions, e.g.</text:p>
      <text:p text:style-name="Preformatted_20_Text"><text:s text:c="19"/>"except (KeyError, NameError), val: print val"</text:p>
      <text:p text:style-name="Preformatted_20_Text"/>
      <text:p text:style-name="Preformatted_20_Text">try: &lt;suite1&gt;</text:p>
      <text:p text:style-name="Preformatted_20_Text">finally: &lt;suite2&gt;</text:p>
      <text:p text:style-name="Preformatted_20_Text"><text:s text:c="16"/>-- statements in &lt;suite1&gt; are executed. If no</text:p>
      <text:p text:style-name="Preformatted_20_Text"><text:s text:c="19"/>exception, execute &lt;suite2&gt; (even if &lt;suite1&gt; is</text:p>
      <text:p text:style-name="Preformatted_20_Text"><text:s text:c="19"/>exited with a "return", "break" or "continue"</text:p>
      <text:p text:style-name="Preformatted_20_Text"><text:s text:c="19"/>statement). If exception did occur, executes </text:p>
      <text:p text:style-name="Preformatted_20_Text"><text:s text:c="18"/>&lt;suite2&gt; and them immediately reraises exception.</text:p>
      <text:p text:style-name="Preformatted_20_Text"/>
      <text:p text:style-name="Preformatted_20_Text">raise &lt;exception&gt; [,&lt;value&gt; [,&lt;traceback&gt;]]</text:p>
      <text:p text:style-name="Preformatted_20_Text"><text:s text:c="16"/>-- raises &lt;exception&gt; with optional value</text:p>
      <text:p text:style-name="Preformatted_20_Text"><text:soft-page-break/><text:s text:c="19"/>&lt;value&gt;. Parameter &lt;traceback&gt;</text:p>
      <text:p text:style-name="Preformatted_20_Text"><text:s text:c="19"/>specifies a traceback object to use when printing</text:p>
      <text:p text:style-name="Preformatted_20_Text"><text:s text:c="19"/>the exception's backtrace.</text:p>
      <text:p text:style-name="Preformatted_20_Text"/>
      <text:p text:style-name="Preformatted_20_Text">An exception is either a string (object) or a class instance.</text:p>
      <text:p text:style-name="Preformatted_20_Text">Can create a new one simply by creating a new string:</text:p>
      <text:p text:style-name="Preformatted_20_Text"/>
      <text:p text:style-name="Preformatted_20_Text"><text:s text:c="16"/>my_exception = 'You did something wrong'</text:p>
      <text:p text:style-name="Preformatted_20_Text"><text:s text:c="16"/>try: </text:p>
      <text:p text:style-name="Preformatted_20_Text"><text:s text:c="24"/>if bad: </text:p>
      <text:p text:style-name="Preformatted_20_Text"><text:s text:c="32"/>raise my_exception, bad</text:p>
      <text:p text:style-name="Preformatted_20_Text"><text:s text:c="16"/>except my_exception, value: </text:p>
      <text:p text:style-name="Preformatted_20_Text"><text:s text:c="24"/>print 'Oops', value</text:p>
      <text:p text:style-name="Preformatted_20_Text">Or, more complicated:</text:p>
      <text:p text:style-name="Preformatted_20_Text"><text:s text:c="16"/>class base_exception:</text:p>
      <text:p text:style-name="Preformatted_20_Text"><text:s text:c="24"/>pass</text:p>
      <text:p text:style-name="Preformatted_20_Text"><text:s text:c="16"/>class numeric_exception(base_exception):</text:p>
      <text:p text:style-name="Preformatted_20_Text"><text:s text:c="24"/>pass</text:p>
      <text:p text:style-name="Preformatted_20_Text"><text:s text:c="16"/>class text_exception(base_exception):</text:p>
      <text:p text:style-name="Preformatted_20_Text"><text:s text:c="24"/>pass</text:p>
      <text:p text:style-name="Preformatted_20_Text"><text:s text:c="16"/>try:</text:p>
      <text:p text:style-name="Preformatted_20_Text"><text:s text:c="24"/>if bad:</text:p>
      <text:p text:style-name="Preformatted_20_Text"><text:s text:c="32"/>raise text_exception()</text:p>
      <text:p text:style-name="Preformatted_20_Text"><text:s text:c="32"/>## This is a shorthand for the form</text:p>
      <text:p text:style-name="Preformatted_20_Text"><text:s text:c="32"/>## "raise &lt;class&gt;, &lt;instance&gt;"</text:p>
      <text:p text:style-name="Preformatted_20_Text"><text:s text:c="32"/>## </text:p>
      <text:p text:style-name="Preformatted_20_Text"><text:s text:c="16"/>except base_exception:</text:p>
      <text:p text:style-name="Preformatted_20_Text"><text:s text:c="24"/>print 'Oops'</text:p>
      <text:p text:style-name="Preformatted_20_Text"><text:s text:c="24"/>## This will be printed because</text:p>
      <text:p text:style-name="Preformatted_20_Text"><text:s text:c="24"/>## text_exception is a subclass of base_exception</text:p>
      <text:p text:style-name="Preformatted_20_Text"/>
      <text:p text:style-name="Preformatted_20_Text">When an error message is printed for an unhandled exception which is a</text:p>
      <text:p text:style-name="Preformatted_20_Text">class, the class name is printed, then a colon and a space, and</text:p>
      <text:p text:style-name="Preformatted_20_Text">finally the instance converted to a string using the built-in function</text:p>
      <text:p text:style-name="Preformatted_20_Text">str().</text:p>
      <text:p text:style-name="P2"/>
      <text:h text:style-name="Heading_20_3" text:outline-level="3">Name Space Statements</text:h>
      <text:p text:style-name="Preformatted_20_Text">import &lt;module_id1&gt; [, &lt;module_id2&gt;]*</text:p>
      <text:p text:style-name="Preformatted_20_Text"><text:s text:c="16"/>-- imports modules. Members of module must be </text:p>
      <text:p text:style-name="Preformatted_20_Text"><text:s text:c="19"/>referred to by qualifying with module name:</text:p>
      <text:p text:style-name="Preformatted_20_Text"><text:s text:c="19"/>"import sys; print sys.argv:</text:p>
      <text:p text:style-name="Preformatted_20_Text"/>
      <text:p text:style-name="Preformatted_20_Text">from &lt;module_id&gt; import &lt;id1&gt; [, &lt;id2&gt;]*</text:p>
      <text:p text:style-name="Preformatted_20_Text"><text:s text:c="16"/>-- imports names from module &lt;module_id&gt;. Names</text:p>
      <text:p text:style-name="Preformatted_20_Text"><text:s text:c="19"/>are not qualified:</text:p>
      <text:p text:style-name="Preformatted_20_Text"><text:s text:c="19"/>"from sys import argv; print argv"</text:p>
      <text:p text:style-name="Preformatted_20_Text"/>
      <text:p text:style-name="Preformatted_20_Text">from &lt;module_id&gt; import *</text:p>
      <text:p text:style-name="Preformatted_20_Text"><text:s text:c="16"/>-- imports all names in module &lt;module_id&gt;, except</text:p>
      <text:p text:style-name="Preformatted_20_Text"><text:s text:c="19"/>those starting with "_":</text:p>
      <text:p text:style-name="Preformatted_20_Text"><text:s text:c="19"/>"from sys import *; print argv"</text:p>
      <text:p text:style-name="Preformatted_20_Text"/>
      <text:p text:style-name="Preformatted_20_Text">global &lt;id1&gt; [,&lt;id2&gt;]*</text:p>
      <text:p text:style-name="Preformatted_20_Text"><text:s text:c="16"/>-- ids are from global scope (usually meaning from module)</text:p>
      <text:p text:style-name="Preformatted_20_Text"><text:s text:c="19"/>rather than local (usually meaning only in</text:p>
      <text:p text:style-name="Preformatted_20_Text"><text:s text:c="19"/>function).</text:p>
      <text:p text:style-name="Preformatted_20_Text"><text:soft-page-break/><text:s text:c="16"/>-- E,g, in fcn, no "global" statements, assume "a"</text:p>
      <text:p text:style-name="Preformatted_20_Text"><text:s text:c="19"/>is name that hasn't been used in fcn or module</text:p>
      <text:p text:style-name="Preformatted_20_Text"><text:s text:c="19"/>so far.</text:p>
      <text:p text:style-name="Preformatted_20_Text"/>
      <text:p text:style-name="Preformatted_20_Text"><text:s text:c="19"/>Try to read from "a" -&gt; NameError</text:p>
      <text:p text:style-name="Preformatted_20_Text"><text:s text:c="19"/>Try to write to "a" -&gt; creates "a" local to fcn</text:p>
      <text:p text:style-name="Preformatted_20_Text"><text:s text:c="19"/>If "a" not defined in fcn, but is in module, then</text:p>
      <text:p text:style-name="Preformatted_20_Text"><text:s text:c="19"/>Try to read from "a", gets value from module</text:p>
      <text:p text:style-name="Preformatted_20_Text"><text:s text:c="19"/>Try to write to "a", creates "a" local to fcn</text:p>
      <text:p text:style-name="Preformatted_20_Text"/>
      <text:p text:style-name="Preformatted_20_Text"><text:s text:c="19"/>But note "a[0]=3" starts with search for "a",</text:p>
      <text:p text:style-name="P2"><text:s text:c="19"/>will use to global "a" if no local "a".</text:p>
      <text:h text:style-name="Heading_20_3" text:outline-level="3">Function Definition</text:h>
      <text:p text:style-name="Preformatted_20_Text">def &lt;func_id&gt; ([&lt;param_list&gt;]): &lt;suite&gt;</text:p>
      <text:p text:style-name="Preformatted_20_Text"><text:s text:c="16"/>-- creates a function object and assigns it name </text:p>
      <text:p text:style-name="Preformatted_20_Text"><text:s text:c="19"/>&lt;func_id&gt;.</text:p>
      <text:p text:style-name="Preformatted_20_Text"/>
      <text:p text:style-name="Preformatted_20_Text">&lt;param_list&gt; ==&gt; [&lt;id&gt; [, &lt;id&gt;]*] [&lt;id&gt; =</text:p>
      <text:p text:style-name="Preformatted_20_Text"><text:s text:c="58"/>&lt;v&gt; [,</text:p>
      <text:p text:style-name="Preformatted_20_Text"><text:s text:c="58"/>&lt;id&gt; =</text:p>
      <text:p text:style-name="Preformatted_20_Text"><text:s text:c="58"/>&lt;v&gt;]*]</text:p>
      <text:p text:style-name="Preformatted_20_Text"><text:s text:c="58"/>[*&lt;id&gt;] </text:p>
      <text:p text:style-name="Preformatted_20_Text"><text:s text:c="58"/>[**&lt;id&gt;]</text:p>
      <text:p text:style-name="Preformatted_20_Text">E.g.</text:p>
      <text:p text:style-name="Preformatted_20_Text"><text:s text:c="8"/>def test (p1, p2 = 1+1, *rest, **keywords):</text:p>
      <text:p text:style-name="Preformatted_20_Text"><text:s text:c="16"/>-- Parameters with "=" have default value (&lt;v&gt; is</text:p>
      <text:p text:style-name="Preformatted_20_Text"><text:s text:c="19"/>evaluated when function defined).</text:p>
      <text:p text:style-name="Preformatted_20_Text"><text:s text:c="19"/>If list has "*&lt;id&gt;" then &lt;id&gt; is assigned</text:p>
      <text:p text:style-name="Preformatted_20_Text"><text:s text:c="19"/>a tuple of all remaining args passed to function.</text:p>
      <text:p text:style-name="Preformatted_20_Text"><text:s text:c="19"/>(allows vararg functions).</text:p>
      <text:p text:style-name="Preformatted_20_Text"><text:s text:c="19"/>If list has "**&lt;id&gt;" then &lt;id&gt; is assigned</text:p>
      <text:p text:style-name="P2"><text:s text:c="19"/>a dictionary of all argumenst passed as keywords.</text:p>
      <text:h text:style-name="Heading_20_3" text:outline-level="3">Class Definition</text:h>
      <text:p text:style-name="Preformatted_20_Text">class &lt;class_id&gt; [(&lt;super_class1&gt; [,&lt;super_class2&gt;]*)]: &lt;suite&gt;</text:p>
      <text:p text:style-name="Preformatted_20_Text"><text:s text:c="8"/>-- Creates a class object and assigns it name &lt;class_id&gt;</text:p>
      <text:p text:style-name="Preformatted_20_Text"><text:s text:c="11"/>&lt;suite&gt; may contain local "defs" of class methods and</text:p>
      <text:p text:style-name="Preformatted_20_Text"><text:s text:c="11"/>assignments to class attributes.</text:p>
      <text:p text:style-name="Preformatted_20_Text">E.g.</text:p>
      <text:p text:style-name="Preformatted_20_Text"><text:s text:c="13"/>class my_class (class1, class_list[3]): ...</text:p>
      <text:p text:style-name="Preformatted_20_Text"><text:s text:c="18"/>Creates a class object inheriting from both "class1" and whatever <text:s/></text:p>
      <text:p text:style-name="Preformatted_20_Text"><text:s text:c="18"/>class object "class_list[3]" evaluates to. Assigns new</text:p>
      <text:p text:style-name="Preformatted_20_Text"><text:s text:c="18"/>class object to name "my_class".</text:p>
      <text:p text:style-name="Preformatted_20_Text"/>
      <text:p text:style-name="Preformatted_20_Text"><text:s text:c="8"/>First arg to class methods is always instance object.</text:p>
      <text:p text:style-name="Preformatted_20_Text"><text:s text:c="8"/>By convention this is called "self".</text:p>
      <text:p text:style-name="Preformatted_20_Text"><text:s text:c="8"/>Special method "__init__()" called when instance created.</text:p>
      <text:p text:style-name="Preformatted_20_Text"><text:s text:c="8"/>Create instance by "calling" class object, possibly with args.</text:p>
      <text:p text:style-name="Preformatted_20_Text"><text:s text:c="8"/>In current implementation, can't subclass off built-in</text:p>
      <text:p text:style-name="Preformatted_20_Text"><text:s text:c="8"/>classes. But can "wrap" them, see __getattr__() below.</text:p>
      <text:p text:style-name="Preformatted_20_Text"/>
      <text:p text:style-name="Preformatted_20_Text"/>
      <text:p text:style-name="Preformatted_20_Text">E.g.</text:p>
      <text:p text:style-name="Preformatted_20_Text"><text:s text:c="8"/>class c (c_parent): </text:p>
      <text:p text:style-name="Preformatted_20_Text"><text:s text:c="11"/>def __init__(self, name): self.name = name</text:p>
      <text:p text:style-name="Preformatted_20_Text"><text:soft-page-break/><text:s text:c="18"/>def print_name(self): print "I'm", self.name</text:p>
      <text:p text:style-name="Preformatted_20_Text"><text:s text:c="18"/>def call_parent(self): c_parent.print_name(self)</text:p>
      <text:p text:style-name="Preformatted_20_Text"/>
      <text:p text:style-name="Preformatted_20_Text"><text:s text:c="15"/>instance = c('tom')</text:p>
      <text:p text:style-name="Preformatted_20_Text"><text:s text:c="15"/>print instance.name </text:p>
      <text:p text:style-name="Preformatted_20_Text"><text:s text:c="17"/>'tom'</text:p>
      <text:p text:style-name="Preformatted_20_Text"><text:s text:c="15"/>instance.print_name()</text:p>
      <text:p text:style-name="Preformatted_20_Text"><text:s text:c="17"/>"I'm tom"</text:p>
      <text:p text:style-name="Preformatted_20_Text"/>
      <text:p text:style-name="Preformatted_20_Text"><text:s text:c="8"/>Call parent's super class by accessing parent's method</text:p>
      <text:p text:style-name="Preformatted_20_Text"><text:s text:c="8"/>directly and passing "self" explicitly (see "call_parent"</text:p>
      <text:p text:style-name="Preformatted_20_Text"><text:s text:c="8"/>in example above).</text:p>
      <text:p text:style-name="Preformatted_20_Text"/>
      <text:p text:style-name="Preformatted_20_Text"><text:s text:c="8"/>Many other special methods available for implementing</text:p>
      <text:p text:style-name="Preformatted_20_Text"><text:s text:c="8"/>arithmetic operators, sequence, mapping indexing, etc.</text:p>
      <text:p text:style-name="P2"/>
      <text:h text:style-name="Heading_20_4" text:outline-level="4">Documentation Strings</text:h>
      <text:p text:style-name="Text_20_body">Modules, classes and functions may be documented by placing a string literal by itself as the first statement in the suite. The documentation can be retrieved by getting the '__doc__' attribute from the module, class or function. </text:p>
      <text:p text:style-name="Preformatted_20_Text">Example:</text:p>
      <text:p text:style-name="Preformatted_20_Text"><text:s text:c="8"/>class c:</text:p>
      <text:p text:style-name="Preformatted_20_Text"><text:s text:c="16"/>"A description of 'c'"</text:p>
      <text:p text:style-name="Preformatted_20_Text"><text:s text:c="16"/>def __init__(self):</text:p>
      <text:p text:style-name="Preformatted_20_Text"><text:s text:c="24"/>"A description of the constructor"</text:p>
      <text:p text:style-name="Preformatted_20_Text"><text:s text:c="24"/># etc.</text:p>
      <text:p text:style-name="Preformatted_20_Text">Then c.__doc__ &lt;=&gt; "A description of 'c'".</text:p>
      <text:p text:style-name="Preformatted_20_Text">Then c.__init__.__doc__ &lt;=&gt; "A description of the constructor".</text:p>
      <text:p text:style-name="P2"/>
      <text:h text:style-name="Heading_20_3" text:outline-level="3">Others </text:h>
      <text:p text:style-name="Preformatted_20_Text">lambda [&lt;param_list&gt;]: &lt;condition&gt;</text:p>
      <text:p text:style-name="Preformatted_20_Text"><text:s text:c="16"/>-- Create an anonymous function. &lt;condition&gt; must be</text:p>
      <text:p text:style-name="Preformatted_20_Text"><text:s text:c="19"/>an expression not a statement (e.g., not "if xx:...", </text:p>
      <text:p text:style-name="Preformatted_20_Text"><text:s text:c="19"/>"print xxx", etc.) and thus can't contain newlines.</text:p>
      <text:p text:style-name="P2"><text:s text:c="19"/>Used mostly for filter(), map(), reduce() functions.</text:p>
      <text:p text:style-name="Horizontal_20_Line"/>
      <text:h text:style-name="Heading_20_2" text:outline-level="2"><text:bookmark text:name="BuiltIn"/>Built-In Functions</text:h>
      <text:p text:style-name="Preformatted_20_Text">abs(x) <text:s text:c="9"/>Return the absolute value of a number</text:p>
      <text:p text:style-name="Preformatted_20_Text"/>
      <text:p text:style-name="Preformatted_20_Text">apply(f, args)</text:p>
      <text:p text:style-name="Preformatted_20_Text"><text:s text:c="16"/>Call func/method &lt;f&gt; with args &lt;args&gt;</text:p>
      <text:p text:style-name="Preformatted_20_Text"/>
      <text:p text:style-name="Preformatted_20_Text">callable(x) <text:s text:c="4"/>Returns 1 if x callable, else 0.</text:p>
      <text:p text:style-name="Preformatted_20_Text"/>
      <text:p text:style-name="Preformatted_20_Text">chr(i) <text:s text:c="9"/>Return one-character string whose ASCII code is</text:p>
      <text:p text:style-name="Preformatted_20_Text"><text:s text:c="16"/>integer i</text:p>
      <text:p text:style-name="Preformatted_20_Text"/>
      <text:p text:style-name="Preformatted_20_Text">cmp(x,y) <text:s text:c="7"/>Return neg, zero, pos if x &lt;, ==, &gt; to y</text:p>
      <text:p text:style-name="Preformatted_20_Text"><text:soft-page-break/></text:p>
      <text:p text:style-name="Preformatted_20_Text">coerce(x,y) <text:s text:c="4"/>Return a tuple of the two numeric arguments converted to</text:p>
      <text:p text:style-name="Preformatted_20_Text"><text:s text:c="16"/>a common type.</text:p>
      <text:p text:style-name="Preformatted_20_Text"/>
      <text:p text:style-name="Preformatted_20_Text">compile(string, filename, kind) </text:p>
      <text:p text:style-name="Preformatted_20_Text"><text:s text:c="16"/>Compile &lt;string&gt; into a code object.</text:p>
      <text:p text:style-name="Preformatted_20_Text"><text:s text:c="16"/>&lt;filename&gt; is used in error message, can be</text:p>
      <text:p text:style-name="Preformatted_20_Text"><text:s text:c="16"/>any string. <text:s/>&lt;kind&gt; can be 'eval' if</text:p>
      <text:p text:style-name="Preformatted_20_Text"><text:s text:c="16"/>&lt;string&gt; is a single stmt, or 'single' which</text:p>
      <text:p text:style-name="Preformatted_20_Text"><text:s text:c="16"/>prints the output of expression statements that</text:p>
      <text:p text:style-name="Preformatted_20_Text"><text:s text:c="16"/>evaluate to something else than "None" or be 'exec'.</text:p>
      <text:p text:style-name="Preformatted_20_Text"/>
      <text:p text:style-name="Preformatted_20_Text">dir([object]) <text:s text:c="2"/>If no args, return the list of names in current local</text:p>
      <text:p text:style-name="Preformatted_20_Text"><text:s text:c="16"/>symbol table. With a module, class or class instance</text:p>
      <text:p text:style-name="Preformatted_20_Text"><text:s text:c="16"/>object as arg, return list of names in its attr dict.</text:p>
      <text:p text:style-name="Preformatted_20_Text"/>
      <text:p text:style-name="Preformatted_20_Text">divmod(a,b) <text:s text:c="4"/>Returns tuple of (a/b, a%b)</text:p>
      <text:p text:style-name="Preformatted_20_Text"/>
      <text:p text:style-name="Preformatted_20_Text">eval(s, globals, locals)</text:p>
      <text:p text:style-name="Preformatted_20_Text"><text:s text:c="16"/>Eval string &lt;s&gt; in (optional) &lt;globals&gt;, &lt;locals&gt;. </text:p>
      <text:p text:style-name="Preformatted_20_Text"><text:s text:c="16"/>&lt;s&gt; must have no NULL's or newlines. &lt;s&gt; can also be a</text:p>
      <text:p text:style-name="Preformatted_20_Text"><text:s text:c="16"/>code object.</text:p>
      <text:p text:style-name="Preformatted_20_Text"><text:s text:c="16"/>E.g.: x = 1; incr_x = eval('x + 1')</text:p>
      <text:p text:style-name="Preformatted_20_Text"/>
      <text:p text:style-name="Preformatted_20_Text">filter(function, list)</text:p>
      <text:p text:style-name="Preformatted_20_Text"><text:s text:c="16"/>Construct a list from those elements of &lt;list&gt; for which</text:p>
      <text:p text:style-name="Preformatted_20_Text"><text:s text:c="16"/>&lt;function&gt; returns true. &lt;function&gt; takes one parameter.</text:p>
      <text:p text:style-name="Preformatted_20_Text"/>
      <text:p text:style-name="Preformatted_20_Text">float(x) <text:s text:c="7"/>Convert a number to floating point.</text:p>
      <text:p text:style-name="Preformatted_20_Text"/>
      <text:p text:style-name="Preformatted_20_Text">getattr(object, name)</text:p>
      <text:p text:style-name="Preformatted_20_Text"><text:s text:c="16"/>Get attr called &lt;name&gt; from &lt;object&gt;.</text:p>
      <text:p text:style-name="Preformatted_20_Text"><text:s text:c="16"/>getattr(x, 'foobar') &lt;=&gt; x.foobar</text:p>
      <text:p text:style-name="Preformatted_20_Text"/>
      <text:p text:style-name="Preformatted_20_Text">globals() <text:s text:c="6"/>Returns a dictionary containing current global variables.</text:p>
      <text:p text:style-name="Preformatted_20_Text"/>
      <text:p text:style-name="Preformatted_20_Text">hasattr(object, name)</text:p>
      <text:p text:style-name="Preformatted_20_Text"><text:s text:c="16"/>Returns true if &lt;object&gt; has attr called &lt;name&gt;.</text:p>
      <text:p text:style-name="Preformatted_20_Text"/>
      <text:p text:style-name="Preformatted_20_Text">hash(object) <text:s text:c="3"/>Return the hash value of the object (if it has one)</text:p>
      <text:p text:style-name="Preformatted_20_Text"/>
      <text:p text:style-name="Preformatted_20_Text">hex(x) <text:s text:c="9"/>Convert a number to a hexadecimal string.</text:p>
      <text:p text:style-name="Preformatted_20_Text"/>
      <text:p text:style-name="Preformatted_20_Text">id(object) <text:s text:c="5"/>Return a unique 'identity' integer for an object.</text:p>
      <text:p text:style-name="Preformatted_20_Text"/>
      <text:p text:style-name="Preformatted_20_Text">input([prompt]) Prints prompt, if given. Reads input and evaluates it.</text:p>
      <text:p text:style-name="Preformatted_20_Text"/>
      <text:p text:style-name="Preformatted_20_Text">int(x) <text:s text:c="9"/>Convert a number to a plain integer.</text:p>
      <text:p text:style-name="Preformatted_20_Text"/>
      <text:p text:style-name="Preformatted_20_Text">len(s) <text:s text:c="9"/>Return the length (the number of items) of an object.</text:p>
      <text:p text:style-name="Preformatted_20_Text"/>
      <text:p text:style-name="Preformatted_20_Text">local() <text:s text:c="8"/>Return a dictionary containing current local variables.</text:p>
      <text:p text:style-name="Preformatted_20_Text"/>
      <text:p text:style-name="Preformatted_20_Text">long(x) <text:s text:c="8"/>Convert a number to a long integer.</text:p>
      <text:p text:style-name="Preformatted_20_Text"/>
      <text:p text:style-name="Preformatted_20_Text">map(function, list, ...)</text:p>
      <text:p text:style-name="Preformatted_20_Text"><text:s text:c="16"/>Apply &lt;function&gt; to every item of &lt;list&gt; and return a list</text:p>
      <text:p text:style-name="Preformatted_20_Text"><text:s text:c="16"/>of the results. <text:s/>If additional arguments are passed, </text:p>
      <text:p text:style-name="Preformatted_20_Text"><text:s text:c="16"/>&lt;function&gt; must take that many arguments and it is given</text:p>
      <text:p text:style-name="Preformatted_20_Text"><text:soft-page-break/><text:s text:c="16"/>to &lt;function&gt; on each call.</text:p>
      <text:p text:style-name="Preformatted_20_Text"/>
      <text:p text:style-name="Preformatted_20_Text">max(s) <text:s text:c="9"/>Return the largest item of a non-empty sequence.</text:p>
      <text:p text:style-name="Preformatted_20_Text"/>
      <text:p text:style-name="Preformatted_20_Text">min(s) <text:s text:c="9"/>Return the smallest item of a non-empty sequence.</text:p>
      <text:p text:style-name="Preformatted_20_Text"/>
      <text:p text:style-name="Preformatted_20_Text">oct(x) <text:s text:c="9"/>Convert a number to an octal string.</text:p>
      <text:p text:style-name="Preformatted_20_Text"/>
      <text:p text:style-name="Preformatted_20_Text">open(filename [, mode='r', [bufsize=&lt;implementation dependent&gt;]])</text:p>
      <text:p text:style-name="Preformatted_20_Text"><text:s text:c="16"/>Return a new file object. First two args are same as </text:p>
      <text:p text:style-name="Preformatted_20_Text"><text:s text:c="16"/>those for C's "stdio open" function. &lt;bufsize&gt; is 0</text:p>
      <text:p text:style-name="Preformatted_20_Text"><text:s text:c="16"/>for unbuffered, 1 for line-buffered, negative for</text:p>
      <text:p text:style-name="Preformatted_20_Text"><text:s text:c="16"/>sys-default, all else, of (about) given size.</text:p>
      <text:p text:style-name="Preformatted_20_Text"/>
      <text:p text:style-name="Preformatted_20_Text">ord(c) <text:s text:c="9"/>Return integer ASCII value of &lt;c&gt; (str of len 1).</text:p>
      <text:p text:style-name="Preformatted_20_Text"/>
      <text:p text:style-name="Preformatted_20_Text">pow(x, y [, z]) Return x to power y [modulo z]</text:p>
      <text:p text:style-name="Preformatted_20_Text"/>
      <text:p text:style-name="Preformatted_20_Text">range(start [,end [, step]])</text:p>
      <text:p text:style-name="Preformatted_20_Text"><text:s text:c="16"/>return list of ints from &gt;= start and &lt; end. </text:p>
      <text:p text:style-name="Preformatted_20_Text"><text:s text:c="16"/>With 1 arg, list from 0..&lt;arg&gt;-1</text:p>
      <text:p text:style-name="Preformatted_20_Text"><text:s text:c="16"/>With 2 args, list from &lt;start&gt;..&lt;end&gt;-1</text:p>
      <text:p text:style-name="Preformatted_20_Text"><text:s text:c="16"/>With 3 args, list from &lt;start&gt; up to &lt;end&gt; by &lt;step&gt;</text:p>
      <text:p text:style-name="Preformatted_20_Text"/>
      <text:p text:style-name="Preformatted_20_Text">raw_input([prompt])</text:p>
      <text:p text:style-name="Preformatted_20_Text"><text:s text:c="16"/>Print prompt if given, then read string from std</text:p>
      <text:p text:style-name="Preformatted_20_Text"><text:s text:c="16"/>input.</text:p>
      <text:p text:style-name="Preformatted_20_Text"/>
      <text:p text:style-name="Preformatted_20_Text">reduce(f, list [, init])</text:p>
      <text:p text:style-name="Preformatted_20_Text"><text:s text:c="16"/>Apply the binary function &lt;f&gt; to the items of</text:p>
      <text:p text:style-name="Preformatted_20_Text"><text:s text:c="16"/>&lt;list&gt; so as to reduce the list to a single value.</text:p>
      <text:p text:style-name="Preformatted_20_Text"><text:s text:c="16"/>If &lt;init&gt; given, it is "prepended" to &lt;list&gt;.</text:p>
      <text:p text:style-name="Preformatted_20_Text"/>
      <text:p text:style-name="Preformatted_20_Text">reload(module) <text:s/>Re-parse and re-initialize an already imported module.</text:p>
      <text:p text:style-name="Preformatted_20_Text"><text:s text:c="16"/>Useful in interactive mode, if you want to reload a</text:p>
      <text:p text:style-name="Preformatted_20_Text"><text:s text:c="16"/>module after fixing it. If module was synactically</text:p>
      <text:p text:style-name="Preformatted_20_Text"><text:s text:c="16"/>correct but had an error in initialization, must</text:p>
      <text:p text:style-name="Preformatted_20_Text"><text:s text:c="16"/>import it one more time before calling reload().</text:p>
      <text:p text:style-name="Preformatted_20_Text"/>
      <text:p text:style-name="Preformatted_20_Text">repr(object) <text:s text:c="3"/>Return a string containing a printable representation</text:p>
      <text:p text:style-name="Preformatted_20_Text"><text:s text:c="16"/>of an object. Equivalent to `object` (using</text:p>
      <text:p text:style-name="Preformatted_20_Text"><text:s text:c="16"/>backquotes).</text:p>
      <text:p text:style-name="Preformatted_20_Text"/>
      <text:p text:style-name="Preformatted_20_Text">round(x,n=0) <text:s text:c="3"/>Return the floating point value x rounded to n digits</text:p>
      <text:p text:style-name="Preformatted_20_Text"><text:s text:c="24"/>after the decimal point.</text:p>
      <text:p text:style-name="Preformatted_20_Text"/>
      <text:p text:style-name="Preformatted_20_Text">setattr(object, name, value)</text:p>
      <text:p text:style-name="Preformatted_20_Text"><text:s text:c="16"/>This is the counterpart of getattr().</text:p>
      <text:p text:style-name="Preformatted_20_Text"><text:s text:c="16"/>setattr(o, 'foobar', 3) &lt;=&gt; o.foobar = 3</text:p>
      <text:p text:style-name="Preformatted_20_Text"/>
      <text:p text:style-name="Preformatted_20_Text">str(object) <text:s text:c="4"/>Return a string containing a nicely printable</text:p>
      <text:p text:style-name="Preformatted_20_Text"><text:s text:c="16"/>representation of an object.</text:p>
      <text:p text:style-name="Preformatted_20_Text"/>
      <text:p text:style-name="Preformatted_20_Text">tuple(list) <text:s text:c="4"/>Creates a tuple with same elements as &lt;list&gt;</text:p>
      <text:p text:style-name="Preformatted_20_Text"/>
      <text:p text:style-name="Preformatted_20_Text">type(object) <text:s text:c="3"/>Return type of an object. E.g.,</text:p>
      <text:p text:style-name="Preformatted_20_Text"><text:s text:c="16"/>if type(x) == type(''): print 'It is a string'</text:p>
      <text:p text:style-name="Preformatted_20_Text"/>
      <text:p text:style-name="Preformatted_20_Text">vars([object]) <text:s/>Without arguments, return a dictionary corresponding</text:p>
      <text:p text:style-name="Preformatted_20_Text"><text:soft-page-break/><text:s text:c="16"/>to the current local symbol table. <text:s/>With a module,</text:p>
      <text:p text:style-name="Preformatted_20_Text"><text:s text:c="16"/>class or class instance object as argument <text:s text:c="2"/></text:p>
      <text:p text:style-name="Preformatted_20_Text"><text:s text:c="16"/>returns a dictionary corresponding to the object's</text:p>
      <text:p text:style-name="Preformatted_20_Text"><text:s text:c="16"/>symbol table. Useful with "%" formatting operator.</text:p>
      <text:p text:style-name="Preformatted_20_Text"/>
      <text:p text:style-name="Preformatted_20_Text">xrange(start [, end [, step]])</text:p>
      <text:p text:style-name="Preformatted_20_Text"><text:s text:c="16"/>Like range(), but doesn't actually store entire list</text:p>
      <text:p text:style-name="Preformatted_20_Text"><text:s text:c="16"/>all at once. Good to use in "for" loops when there is a</text:p>
      <text:p text:style-name="P2"><text:s text:c="16"/>big range and little memory.</text:p>
      <text:p text:style-name="Horizontal_20_Line"/>
      <text:h text:style-name="Heading_20_2" text:outline-level="2"><text:bookmark text:name="BuiltInExc"/>Built-In Exceptions</text:h>
      <text:p text:style-name="List_20_Heading">AttributeError</text:p>
      <text:p text:style-name="List_20_Contents">On attribute reference or assignment failure </text:p>
      <text:p text:style-name="List_20_Heading">EOFError</text:p>
      <text:p text:style-name="List_20_Contents">Immediate end-of-file hit by input() or raw_input() </text:p>
      <text:p text:style-name="List_20_Heading">IOError</text:p>
      <text:p text:style-name="List_20_Contents">I/O-related I/O operation failure </text:p>
      <text:p text:style-name="List_20_Heading">ImportError</text:p>
      <text:p text:style-name="List_20_Contents">On failure of `import' to find module or name </text:p>
      <text:p text:style-name="List_20_Heading">IndexError</text:p>
      <text:p text:style-name="List_20_Contents">On out-of-range sequence subscript </text:p>
      <text:p text:style-name="List_20_Heading">KeyError</text:p>
      <text:p text:style-name="List_20_Contents">On reference to a non-existent mapping (dict) key </text:p>
      <text:p text:style-name="List_20_Heading">KeyboardInterrupt</text:p>
      <text:p text:style-name="List_20_Contents">On user entry of the interrupt key (often `Control-C') </text:p>
      <text:p text:style-name="List_20_Heading">MemoryError</text:p>
      <text:p text:style-name="List_20_Contents">On recoverable memory exhaustion </text:p>
      <text:p text:style-name="List_20_Heading">NameError</text:p>
      <text:p text:style-name="List_20_Contents">On failure to find a local or global (unqualified) name </text:p>
      <text:p text:style-name="List_20_Heading">OverflowError</text:p>
      <text:p text:style-name="List_20_Contents">On excessively large arithmetic operation </text:p>
      <text:p text:style-name="List_20_Heading">RuntimeError</text:p>
      <text:p text:style-name="List_20_Contents">Obsolete catch-all; define a suitable error instead </text:p>
      <text:p text:style-name="List_20_Heading">SyntaxError</text:p>
      <text:p text:style-name="List_20_Contents">On parser encountering a syntax error </text:p>
      <text:p text:style-name="List_20_Heading">SystemError</text:p>
      <text:p text:style-name="List_20_Contents">On non-fatal interpreter error - bug - report it </text:p>
      <text:p text:style-name="List_20_Heading">SystemExit</text:p>
      <text:p text:style-name="List_20_Contents">On `sys.exit()' </text:p>
      <text:p text:style-name="List_20_Heading">TypeError</text:p>
      <text:p text:style-name="List_20_Contents">On passing inappropriate type to built-in op or func </text:p>
      <text:p text:style-name="List_20_Heading">ValueError</text:p>
      <text:p text:style-name="List_20_Contents">On arg error not covered by TypeError or more precise </text:p>
      <text:p text:style-name="List_20_Heading">ZeroDivisionError</text:p>
      <text:p text:style-name="P1">On division or modulo operation with 0 as 2nd arg </text:p>
      <text:p text:style-name="Horizontal_20_Line"/>
      <text:h text:style-name="Heading_20_2" text:outline-level="2"><text:bookmark text:name="SpecialMethods"/><text:soft-page-break/>Special Methods For User-Created Classes</text:h>
      <text:p text:style-name="Preformatted_20_Text">E.g.</text:p>
      <text:p text:style-name="Preformatted_20_Text">class x: </text:p>
      <text:p text:style-name="Preformatted_20_Text"><text:s text:c="9"/>def __init__(self, v): self.value = v</text:p>
      <text:p text:style-name="Preformatted_20_Text"><text:s text:c="9"/>def __add__(self, r): return self.value + r</text:p>
      <text:p text:style-name="Preformatted_20_Text">a = x(3) # sort of like calling x.__init__(a, 3)</text:p>
      <text:p text:style-name="P2">a + 4 <text:s text:c="3"/># is equivalent to a.__add__(4)</text:p>
      <text:h text:style-name="Heading_20_3" text:outline-level="3">Special methods for any class</text:h>
      <text:p text:style-name="Text_20_body">(s: self, o: other) </text:p>
      <text:p text:style-name="Preformatted_20_Text"><text:s text:c="8"/>__init__(s, args) object instantiation </text:p>
      <text:p text:style-name="Preformatted_20_Text"><text:s text:c="8"/>__del__(s) <text:s text:c="7"/>called on object demise (refcount becomes 0)</text:p>
      <text:p text:style-name="Preformatted_20_Text"><text:s text:c="8"/>__repr__(s) <text:s text:c="6"/>repr() and `...` conversions</text:p>
      <text:p text:style-name="Preformatted_20_Text"><text:s text:c="8"/>__str__(s) <text:s text:c="7"/>str() and 'print' statement</text:p>
      <text:p text:style-name="Preformatted_20_Text"><text:s text:c="8"/>__cmp__(s, o) <text:s text:c="4"/>implements &lt;, ==, &gt;, &lt;=, &lt;&gt;, !=, &gt;=, is [not]</text:p>
      <text:p text:style-name="Preformatted_20_Text"><text:s text:c="8"/>__hash__(s) <text:s text:c="6"/>hash() and dictionary operations</text:p>
      <text:p text:style-name="Preformatted_20_Text"><text:s text:c="8"/>__getattr__(s, name) <text:s/>called when attr lookup doesn't find &lt;name&gt;</text:p>
      <text:p text:style-name="Preformatted_20_Text"><text:s text:c="8"/>__setattr__(s, name, val) called when setting an attr</text:p>
      <text:p text:style-name="Preformatted_20_Text"><text:s text:c="34"/>(inside, don't use "self.name = value"</text:p>
      <text:p text:style-name="Preformatted_20_Text"><text:s text:c="35"/>use "self.__dict__[name] = val")</text:p>
      <text:p text:style-name="Preformatted_20_Text"><text:s text:c="8"/>__delattr__(s, name) <text:s/>called to delete attr &lt;name&gt;</text:p>
      <text:p text:style-name="Preformatted_20_Text"/>
      <text:p text:style-name="P2"><text:s text:c="8"/>__call__(self, *args) called when an instance is called as function.</text:p>
      <text:h text:style-name="Heading_20_3" text:outline-level="3">Numeric operations special methods </text:h>
      <text:p text:style-name="Text_20_body">(s: self, o: other) </text:p>
      <text:p text:style-name="Preformatted_20_Text"><text:s text:c="8"/>s+o <text:s text:c="6"/>= <text:s/>__add__(s,o) <text:s text:c="8"/>s-o <text:s text:c="7"/>= <text:s/>__sub__(s,o)</text:p>
      <text:p text:style-name="Preformatted_20_Text"><text:s text:c="8"/>s*o <text:s text:c="6"/>= <text:s/>__mul__(s,o) <text:s text:c="8"/>s/o <text:s text:c="7"/>= <text:s/>__div__(s,o)</text:p>
      <text:p text:style-name="Preformatted_20_Text"><text:s text:c="8"/>s%o <text:s text:c="6"/>= <text:s/>__mod__(s,o) <text:s text:c="8"/>divmod(s,o) = __divmod__(s,o)</text:p>
      <text:p text:style-name="Preformatted_20_Text"><text:s text:c="8"/>pow(s,o) <text:s/>= <text:s/>__pow__(s,o)</text:p>
      <text:p text:style-name="Preformatted_20_Text"><text:s text:c="8"/>s&amp;o <text:s text:c="6"/>= <text:s/>__and__(s,o) <text:s text:c="8"/></text:p>
      <text:p text:style-name="Preformatted_20_Text"><text:s text:c="8"/>s^o <text:s text:c="6"/>= <text:s/>__xor__(s,o) <text:s text:c="8"/>s|o <text:s text:c="7"/>= <text:s/>__or__(s,o)</text:p>
      <text:p text:style-name="Preformatted_20_Text"><text:s text:c="8"/>s&lt;&lt;o <text:s text:c="5"/>= <text:s/>__lshift__(s,o) <text:s text:c="5"/>s&gt;&gt;o <text:s text:c="6"/>= <text:s/>__rshift__(s,o)</text:p>
      <text:p text:style-name="Preformatted_20_Text"><text:s text:c="8"/>nonzero(s) = __nonzero__(s) (used in boolean testing)</text:p>
      <text:p text:style-name="Preformatted_20_Text"><text:s text:c="8"/>-s <text:s text:c="7"/>= <text:s/>__neg__(s) <text:s text:c="10"/>+s <text:s text:c="8"/>= <text:s/>__pos__(s) <text:s/></text:p>
      <text:p text:style-name="Preformatted_20_Text"><text:s text:c="8"/>abs(s) <text:s text:c="3"/>= <text:s/>__abs__(s) <text:s text:c="10"/>~s <text:s text:c="8"/>= <text:s/>__invert__(s) <text:s/>(bitwise)</text:p>
      <text:p text:style-name="Preformatted_20_Text"><text:s text:c="8"/>int(s) <text:s text:c="3"/>= <text:s/>__int__(s) <text:s text:c="10"/>long(s) <text:s text:c="3"/>= <text:s/>__long__(s)</text:p>
      <text:p text:style-name="Preformatted_20_Text"><text:s text:c="8"/>float(s) <text:s/>= <text:s/>__float__(s)</text:p>
      <text:p text:style-name="Preformatted_20_Text"><text:s text:c="8"/>oct(s) <text:s text:c="3"/>= <text:s/>__oct__(s) <text:s text:c="10"/>hex(s) <text:s text:c="4"/>= <text:s/>__hex__(s)</text:p>
      <text:p text:style-name="Preformatted_20_Text"><text:s text:c="8"/>coerce(s,o) = __coerce__(s,o)</text:p>
      <text:p text:style-name="Preformatted_20_Text"/>
      <text:p text:style-name="Preformatted_20_Text"><text:s text:c="8"/>Right-hand-side equivalents for all binary operators exist;</text:p>
      <text:p text:style-name="Preformatted_20_Text"><text:s text:c="8"/>are called when class instance is on r-h-s of operator:</text:p>
      <text:p text:style-name="Preformatted_20_Text"><text:s text:c="8"/>a + 3 <text:s/>calls __add__(a, 3)</text:p>
      <text:p text:style-name="P2"><text:s text:c="8"/>3 + a <text:s/>calls __radd__(a, 3)</text:p>
      <text:h text:style-name="Heading_20_3" text:outline-level="3">All seqs and maps, general operations plus: </text:h>
      <text:p text:style-name="Text_20_body">(s: self, i: index or key) </text:p>
      <text:p text:style-name="Preformatted_20_Text"><text:s text:c="8"/>len(s) <text:s text:c="3"/>= __len__(s) <text:s text:c="7"/>length of object, &gt;= 0. <text:s/>Length 0 == false</text:p>
      <text:p text:style-name="P2"><text:soft-page-break/><text:s text:c="8"/>s[i] <text:s text:c="5"/>= __getitem__(s,i) <text:s/>Element at index/key i, origin 0</text:p>
      <text:h text:style-name="Heading_20_3" text:outline-level="3">Sequences, general methods, plus:</text:h>
      <text:p text:style-name="Preformatted_20_Text"><text:s text:c="8"/>s[i]=v <text:s text:c="10"/>= __setitem__(s,i,v)</text:p>
      <text:p text:style-name="Preformatted_20_Text"><text:s text:c="8"/>del s[i] <text:s text:c="8"/>= __delitem__(s,i)</text:p>
      <text:p text:style-name="Preformatted_20_Text"><text:s text:c="8"/>s[i:j] <text:s text:c="10"/>= __getslice__(s,i,j)</text:p>
      <text:p text:style-name="Preformatted_20_Text"><text:s text:c="8"/>s[i:j]=seq <text:s text:c="6"/>= __setslice__(s,i,j,seq)</text:p>
      <text:p text:style-name="P2"><text:s text:c="8"/>del s[i:j] <text:s text:c="6"/>= __delslice__(s,i,j) <text:s text:c="2"/>== s[i:j] = []</text:p>
      <text:h text:style-name="Heading_20_3" text:outline-level="3">Mappings, general methods, plus </text:h>
      <text:p text:style-name="Preformatted_20_Text"><text:s text:c="8"/>hash(s) <text:s text:c="9"/>= __hash__(s) - hash value for dictionary references</text:p>
      <text:p text:style-name="Preformatted_20_Text"><text:s text:c="8"/>s[k]=v <text:s text:c="10"/>= __setitem__(s,k,v)</text:p>
      <text:p text:style-name="P2"><text:s text:c="8"/>del s[k] <text:s text:c="8"/>= __delitem__(s,k)</text:p>
      <text:h text:style-name="Heading_20_3" text:outline-level="3">Special informative state attributes for some types: </text:h>
      <text:p text:style-name="Preformatted_20_Text"><text:s text:c="8"/>X.__dict__ <text:s text:c="7"/>dict used to store object's writeable attributes</text:p>
      <text:p text:style-name="Preformatted_20_Text"><text:s text:c="8"/>I.__methods__ <text:s text:c="4"/>list of I's methods; on many built-in types.</text:p>
      <text:p text:style-name="Preformatted_20_Text"><text:s text:c="8"/>I.__members__ <text:s text:c="4"/>lists of I's data attributes; on many built-in types</text:p>
      <text:p text:style-name="Preformatted_20_Text"><text:s text:c="8"/>I.__class__ <text:s text:c="6"/>class to which instance I belongs</text:p>
      <text:p text:style-name="Preformatted_20_Text"><text:s text:c="8"/>C.__bases__ <text:s text:c="6"/>r/o attr, tuple of class C's base classes</text:p>
      <text:p text:style-name="P2"><text:s text:c="8"/>M.__name__ <text:s text:c="7"/>r/o attr, module M's name as string</text:p>
      <text:p text:style-name="Horizontal_20_Line"/>
      <text:h text:style-name="Heading_20_2" text:outline-level="2"><text:bookmark text:name="ImportantModules"/>Important Modules</text:h>
      <text:p text:style-name="P15"><text:span text:style-name="Emphasis">sys</text:span></text:p>
      <text:p text:style-name="P16">Variables:</text:p>
      <text:p text:style-name="Preformatted_20_Text">argv <text:s text:c="11"/>-- The list of command line arguments passed to a </text:p>
      <text:p text:style-name="Preformatted_20_Text"><text:s text:c="19"/>Python script. sys.argv[0] is the script name.</text:p>
      <text:p text:style-name="Preformatted_20_Text">builtin_module_names</text:p>
      <text:p text:style-name="Preformatted_20_Text"><text:s text:c="16"/>-- A list of strings giving the names of all modules</text:p>
      <text:p text:style-name="Preformatted_20_Text"><text:s text:c="19"/>written in C that are linked into this interpreter.</text:p>
      <text:p text:style-name="Preformatted_20_Text"/>
      <text:p text:style-name="Preformatted_20_Text">check_interval <text:s/>-- How often to check for thread switches or signals </text:p>
      <text:p text:style-name="Preformatted_20_Text"><text:s text:c="19"/>(measured in number of virtual machine instructions)</text:p>
      <text:p text:style-name="Preformatted_20_Text">exc_type</text:p>
      <text:p text:style-name="Preformatted_20_Text">exc_value</text:p>
      <text:p text:style-name="Preformatted_20_Text">exc_traceback</text:p>
      <text:p text:style-name="Preformatted_20_Text"><text:s text:c="16"/>-- Set when in an exception handler. Are last</text:p>
      <text:p text:style-name="Preformatted_20_Text"><text:s text:c="19"/>exception, last exception value, and traceback</text:p>
      <text:p text:style-name="Preformatted_20_Text"><text:s text:c="19"/>object of call stack when exception occured.</text:p>
      <text:p text:style-name="Preformatted_20_Text"/>
      <text:p text:style-name="Preformatted_20_Text">exitfunc <text:s text:c="7"/>-- User can set to a parameterless fcn. It will get</text:p>
      <text:p text:style-name="Preformatted_20_Text"><text:s text:c="19"/>called before interpreter exits.</text:p>
      <text:p text:style-name="Preformatted_20_Text">last_type</text:p>
      <text:p text:style-name="Preformatted_20_Text">last_value</text:p>
      <text:p text:style-name="Preformatted_20_Text">last_traceback</text:p>
      <text:p text:style-name="Preformatted_20_Text"><text:s text:c="16"/>-- Set only when an exception not handled and</text:p>
      <text:p text:style-name="Preformatted_20_Text"><text:s text:c="19"/>interpreter prints an error. Used by debuggers.</text:p>
      <text:p text:style-name="Preformatted_20_Text"><text:soft-page-break/></text:p>
      <text:p text:style-name="Preformatted_20_Text">modules <text:s text:c="8"/>-- List of modules that have already been loaded.</text:p>
      <text:p text:style-name="Preformatted_20_Text"/>
      <text:p text:style-name="Preformatted_20_Text">path <text:s text:c="11"/>-- Search path for external modules. Can be modified</text:p>
      <text:p text:style-name="Preformatted_20_Text"><text:s text:c="19"/>by program.</text:p>
      <text:p text:style-name="Preformatted_20_Text">platform <text:s text:c="7"/>-- The current platform, e.g. "sunos5" or "linux1"</text:p>
      <text:p text:style-name="Preformatted_20_Text">ps1</text:p>
      <text:p text:style-name="Preformatted_20_Text">ps2</text:p>
      <text:p text:style-name="Preformatted_20_Text"><text:s text:c="16"/>-- prompts to use in interactive mode.</text:p>
      <text:p text:style-name="Preformatted_20_Text">stdin</text:p>
      <text:p text:style-name="Preformatted_20_Text">stdout</text:p>
      <text:p text:style-name="Preformatted_20_Text">stderr</text:p>
      <text:p text:style-name="Preformatted_20_Text"><text:s text:c="16"/>-- File objects used for I/O. User can redirect by</text:p>
      <text:p text:style-name="Preformatted_20_Text"><text:s text:c="19"/>assigning a new file object to them (or any object</text:p>
      <text:p text:style-name="Preformatted_20_Text"><text:s text:c="19"/>with a method "write()" taking string argument).</text:p>
      <text:p text:style-name="Preformatted_20_Text"/>
      <text:p text:style-name="P2">tracebacklimit <text:s/>-- Maximum levels of tb info printed on error.</text:p>
      <text:p text:style-name="P16">Functions:</text:p>
      <text:p text:style-name="Preformatted_20_Text">exit(n) <text:s text:c="8"/>-- Exit with status &lt;n&gt;. Raises SystemExit exception.</text:p>
      <text:p text:style-name="Preformatted_20_Text"><text:s text:c="19"/>(Hence can be caught and ignored by program)</text:p>
      <text:p text:style-name="Preformatted_20_Text">settrace(func) <text:s/>-- Sets a trace function: called before each line of </text:p>
      <text:p text:style-name="Preformatted_20_Text"><text:s text:c="19"/>code is exited.</text:p>
      <text:p text:style-name="Preformatted_20_Text">setprofile(func)</text:p>
      <text:p text:style-name="P2"><text:s text:c="16"/>-- Sets a profile function for performance profiling.</text:p>
      <text:p text:style-name="Horizontal_20_Line"/>
      <text:p text:style-name="P15"><text:span text:style-name="Emphasis">os</text:span></text:p>
      <text:p text:style-name="Text_20_body">"synonym" for whatever O/S-specific module is proper for current environment. Uses "posix" whenever possible. </text:p>
      <text:p text:style-name="P16">Variables </text:p>
      <text:p text:style-name="Preformatted_20_Text">name <text:s text:c="11"/>-- name of O/S-specific module (e.g. "posix" or "mac")</text:p>
      <text:p text:style-name="Preformatted_20_Text">path <text:s text:c="11"/>-- O/S-specific module for path manipulations.</text:p>
      <text:p text:style-name="Preformatted_20_Text"><text:s text:c="19"/>on Unix, os.path.split() &lt;=&gt; posixpath.split()</text:p>
      <text:p text:style-name="Preformatted_20_Text">curdir <text:s text:c="9"/>-- string used to represent current directory ('.')</text:p>
      <text:p text:style-name="Preformatted_20_Text">pardir <text:s text:c="9"/>-- string used to represent parent directory ('..')</text:p>
      <text:p text:style-name="P2">sep <text:s text:c="12"/>-- string used to separate directories ('/')</text:p>
      <text:p text:style-name="Horizontal_20_Line"/>
      <text:p text:style-name="P15"><text:span text:style-name="Emphasis">posix</text:span></text:p>
      <text:p text:style-name="P16">Variables: </text:p>
      <text:p text:style-name="Preformatted_20_Text">environ <text:s text:c="8"/>-- dictionary of environment variables, e.g.</text:p>
      <text:p text:style-name="Preformatted_20_Text"><text:s text:c="19"/>posix.environ['HOME']</text:p>
      <text:p text:style-name="Preformatted_20_Text"/>
      <text:p text:style-name="Preformatted_20_Text">error <text:s text:c="10"/>-- exception raised on POSIX-related error. </text:p>
      <text:p text:style-name="Preformatted_20_Text"><text:s text:c="19"/>Corresponding value is tuple of errno code and</text:p>
      <text:p text:style-name="P2"><text:s text:c="19"/>perror() string.</text:p>
      <text:p text:style-name="P16">Some Functions (see doc for more):</text:p>
      <text:p text:style-name="Preformatted_20_Text"><text:soft-page-break/>chdir(path) <text:s text:c="4"/>-- Go to &lt;path&gt;.</text:p>
      <text:p text:style-name="Preformatted_20_Text">close(fd) <text:s text:c="6"/>-- Close file descriptor &lt;fd&gt;.</text:p>
      <text:p text:style-name="Preformatted_20_Text">_exit(n) <text:s text:c="7"/>-- Immediate exit, with no cleanups, no SystemExit,</text:p>
      <text:p text:style-name="Preformatted_20_Text"><text:s text:c="19"/>etc. Should use this to exit a child process.</text:p>
      <text:p text:style-name="Preformatted_20_Text">execv(p, args) <text:s/>-- "Become" executable &lt;p&gt; with args &lt;args&gt;</text:p>
      <text:p text:style-name="Preformatted_20_Text">fork() <text:s text:c="9"/>-- Like C's fork(). Returns 0 to child, child pid to parent.</text:p>
      <text:p text:style-name="Preformatted_20_Text">kill(pid, signal)</text:p>
      <text:p text:style-name="Preformatted_20_Text"><text:s text:c="16"/>-- Like C's kill</text:p>
      <text:p text:style-name="Preformatted_20_Text">listdir(path) <text:s text:c="2"/>-- List names of entries in directory &lt;path&gt;.</text:p>
      <text:p text:style-name="Preformatted_20_Text">open(file, flags, mode)</text:p>
      <text:p text:style-name="Preformatted_20_Text"><text:s text:c="16"/>-- Like C's open(). Returns file descriptor.</text:p>
      <text:p text:style-name="Preformatted_20_Text">pipe() <text:s text:c="9"/>-- Creates pipe. Returns pair of file descriptors (r, w).</text:p>
      <text:p text:style-name="Preformatted_20_Text">popen(command, mode='r', buffSize=0)</text:p>
      <text:p text:style-name="Preformatted_20_Text"><text:s text:c="16"/>-- Open a pipe to or from &lt;command&gt;. Result is a file</text:p>
      <text:p text:style-name="Preformatted_20_Text"><text:s text:c="19"/>object to read to or write from, as indicated by</text:p>
      <text:p text:style-name="Preformatted_20_Text"><text:s text:c="19"/>&lt;mode&gt; being 'r' or 'w'.</text:p>
      <text:p text:style-name="Preformatted_20_Text">read(fd, n) <text:s text:c="4"/>-- Read &lt;n&gt; bytes from &lt;fd&gt; and return as string.</text:p>
      <text:p text:style-name="Preformatted_20_Text">stat(path) <text:s text:c="5"/>-- Returns st_mode, st_ino, st_dev, st_nlink, st_uid,</text:p>
      <text:p text:style-name="Preformatted_20_Text"><text:s text:c="19"/>st_gid, st_size, st_atime, st_mtime, st_ctime. </text:p>
      <text:p text:style-name="Preformatted_20_Text">system(command) -- Execute string &lt;command&gt; in a subhell. Returns exit</text:p>
      <text:p text:style-name="Preformatted_20_Text"><text:s text:c="19"/>status of subshell.</text:p>
      <text:p text:style-name="Preformatted_20_Text">unlink(path) <text:s text:c="3"/>-- Unlink ("delete") path/file.</text:p>
      <text:p text:style-name="Preformatted_20_Text">wait() <text:s text:c="9"/>-- Wait for child process completion. Returns tuple of</text:p>
      <text:p text:style-name="Preformatted_20_Text"><text:s text:c="19"/>pid, exit_status</text:p>
      <text:p text:style-name="Preformatted_20_Text">waitpid(pid, options)</text:p>
      <text:p text:style-name="Preformatted_20_Text"><text:s text:c="16"/>-- Wait for process pid to complete. Returns tuple of</text:p>
      <text:p text:style-name="Preformatted_20_Text"><text:s text:c="19"/>pid, exit_status</text:p>
      <text:p text:style-name="P2">write(fd, str) <text:s/>-- Write &lt;str&gt; to &lt;fd&gt;. Returns num bytes written.</text:p>
      <text:p text:style-name="Horizontal_20_Line"/>
      <text:p text:style-name="P15"><text:span text:style-name="Emphasis">posixpath</text:span></text:p>
      <text:p text:style-name="P16">Some Functions (see doc for more):</text:p>
      <text:p text:style-name="Preformatted_20_Text">exists(p) <text:s text:c="6"/>-- True if string &lt;p&gt; is an existing path</text:p>
      <text:p text:style-name="Preformatted_20_Text">expanduser(p) <text:s text:c="2"/>-- Returns string that is &lt;p&gt; with "~" expansion done.</text:p>
      <text:p text:style-name="Preformatted_20_Text">isabs(p) <text:s text:c="7"/>-- True if string &lt;p&gt; is an absolute path.</text:p>
      <text:p text:style-name="Preformatted_20_Text">isfile(p) <text:s text:c="6"/>-- True if string &lt;p&gt; is a regular file.</text:p>
      <text:p text:style-name="Preformatted_20_Text">isdir(p) <text:s text:c="7"/>-- True if string &lt;p&gt; is a directory.</text:p>
      <text:p text:style-name="Preformatted_20_Text">islink(p) <text:s text:c="6"/>-- True if string &lt;p&gt; is a symbolic link.</text:p>
      <text:p text:style-name="Preformatted_20_Text">isfile(p) <text:s text:c="6"/>-- True if string &lt;p&gt; is a regular file.</text:p>
      <text:p text:style-name="Preformatted_20_Text">ismount(p) <text:s text:c="5"/>-- True if string &lt;p&gt; is a mount point.</text:p>
      <text:p text:style-name="Preformatted_20_Text">split(p) <text:s text:c="7"/>-- Splits into (head, tail) where &lt;tail&gt; is last</text:p>
      <text:p text:style-name="Preformatted_20_Text"><text:s text:c="19"/>pathname component and &lt;head&gt; is everything leading</text:p>
      <text:p text:style-name="Preformatted_20_Text"><text:s text:c="19"/>up to that.</text:p>
      <text:p text:style-name="Preformatted_20_Text">splitext(p) <text:s text:c="4"/>-- Splits into (root, ext) where last comp of &lt;root&gt;</text:p>
      <text:p text:style-name="Preformatted_20_Text"><text:s text:c="19"/>contains no periods and &lt;ext&gt; is empty or starts</text:p>
      <text:p text:style-name="Preformatted_20_Text"><text:s text:c="19"/>with a period.</text:p>
      <text:p text:style-name="Preformatted_20_Text">walk(p, visit, arg)</text:p>
      <text:p text:style-name="Preformatted_20_Text"><text:s text:c="16"/>-- Calls the function &lt;visit&gt; with arguments</text:p>
      <text:p text:style-name="Preformatted_20_Text"><text:s text:c="19"/>(&lt;arg&gt;, &lt;dirname&gt;, &lt;names&gt;) for each directory in the</text:p>
      <text:p text:style-name="Preformatted_20_Text"><text:s text:c="26"/>directory tree rooted at &lt;p&gt; The argument &lt;dirname&gt;</text:p>
      <text:p text:style-name="Preformatted_20_Text"><text:s text:c="19"/>specifies the visited directory, the argument</text:p>
      <text:p text:style-name="Preformatted_20_Text"><text:s text:c="19"/>&lt;names&gt; lists the files in the directory. <text:s/>The</text:p>
      <text:p text:style-name="Preformatted_20_Text"><text:s text:c="19"/>&lt;visit&gt; function may modify &lt;names&gt; to influence</text:p>
      <text:p text:style-name="Preformatted_20_Text"><text:s text:c="26"/>the set of directories visited below &lt;dirname&gt;,</text:p>
      <text:p text:style-name="P2"><text:s text:c="26"/>e.g., to avoid visiting certain parts of the tree.</text:p>
      <text:p text:style-name="Horizontal_20_Line"><text:soft-page-break/></text:p>
      <text:p text:style-name="P15"><text:span text:style-name="Emphasis">math</text:span></text:p>
      <text:p text:style-name="P16">Variables:</text:p>
      <text:p text:style-name="Preformatted_20_Text">pi</text:p>
      <text:p text:style-name="Preformatted_20_Text">e</text:p>
      <text:p text:style-name="Preformatted_20_Text"/>
      <text:p text:style-name="P3">Functions (see ordinary C man pages for info):</text:p>
      <text:p text:style-name="Preformatted_20_Text">acos(x)</text:p>
      <text:p text:style-name="Preformatted_20_Text">asin(x)</text:p>
      <text:p text:style-name="Preformatted_20_Text">atan(x)</text:p>
      <text:p text:style-name="Preformatted_20_Text">atan2(x, y)</text:p>
      <text:p text:style-name="Preformatted_20_Text">ceil(x)</text:p>
      <text:p text:style-name="Preformatted_20_Text">cos(x)</text:p>
      <text:p text:style-name="Preformatted_20_Text">cosh(x)</text:p>
      <text:p text:style-name="Preformatted_20_Text">exp(x)</text:p>
      <text:p text:style-name="Preformatted_20_Text">fabs(x)</text:p>
      <text:p text:style-name="Preformatted_20_Text">floor(x)</text:p>
      <text:p text:style-name="Preformatted_20_Text">fmod(x, y)</text:p>
      <text:p text:style-name="Preformatted_20_Text">frexp(x) <text:s text:c="7"/>-- Unlike C: (float, int) = frexp(float)</text:p>
      <text:p text:style-name="Preformatted_20_Text">ldexp(x, y)</text:p>
      <text:p text:style-name="Preformatted_20_Text">log(x)</text:p>
      <text:p text:style-name="Preformatted_20_Text">log10(x)</text:p>
      <text:p text:style-name="Preformatted_20_Text">modf(x) <text:s text:c="8"/>-- Unlike C: (float, float) = modf(float)</text:p>
      <text:p text:style-name="Preformatted_20_Text">pow(x, y)</text:p>
      <text:p text:style-name="Preformatted_20_Text">sin(x)</text:p>
      <text:p text:style-name="Preformatted_20_Text">sinh(x)</text:p>
      <text:p text:style-name="Preformatted_20_Text">sqrt(x)</text:p>
      <text:p text:style-name="Preformatted_20_Text">tan(x)</text:p>
      <text:p text:style-name="P2">tanh(x)</text:p>
      <text:p text:style-name="Horizontal_20_Line"/>
      <text:p text:style-name="P5"><text:span text:style-name="Emphasis">getopt</text:span></text:p>
      <text:p text:style-name="P4">Functions:</text:p>
      <text:p text:style-name="Preformatted_20_Text">getopt(list, optstr) <text:s text:c="3"/>-- Similar to C. &lt;optstr&gt; is option</text:p>
      <text:p text:style-name="Preformatted_20_Text"><text:s text:c="27"/>letters to look for. Put ':' after letter</text:p>
      <text:p text:style-name="Preformatted_20_Text"><text:s text:c="27"/>if option takes arg. E.g.</text:p>
      <text:p text:style-name="Preformatted_20_Text"># invocation was "python test.py -c hi -a arg1 arg2"</text:p>
      <text:p text:style-name="Preformatted_20_Text"><text:s text:c="3"/>opts, args = <text:s/>getopt.getopt(sys.argv[1:], 'ab:c:') <text:s text:c="2"/></text:p>
      <text:p text:style-name="Preformatted_20_Text"># opts would be</text:p>
      <text:p text:style-name="Preformatted_20_Text"><text:s text:c="3"/>[('-c', 'hi'), ('-a', '')]</text:p>
      <text:p text:style-name="Preformatted_20_Text"># args would be</text:p>
      <text:p text:style-name="P2"><text:s text:c="3"/>['arg1', 'arg2']</text:p>
      <text:p text:style-name="Horizontal_20_Line"/>
      <text:p text:style-name="P5"><text:span text:style-name="Emphasis">string</text:span></text:p>
      <text:p text:style-name="P4">Some Variables:</text:p>
      <text:p text:style-name="Preformatted_20_Text">digits <text:s text:c="17"/>-- The string '0123456789'</text:p>
      <text:p text:style-name="Preformatted_20_Text">uppercase</text:p>
      <text:p text:style-name="Preformatted_20_Text">lowercase</text:p>
      <text:p text:style-name="Preformatted_20_Text"><text:soft-page-break/>whitespace</text:p>
      <text:p text:style-name="Preformatted_20_Text"><text:s text:c="24"/>-- Strings containing the appropriate characters</text:p>
      <text:p text:style-name="P2">index_error <text:s text:c="12"/>-- Exception raised by index() if substr not found.</text:p>
      <text:p text:style-name="P4">Some Functions:</text:p>
      <text:p text:style-name="Preformatted_20_Text">index(s, sub, i=0) <text:s text:c="5"/>-- Return the lowest index in &lt;s&gt; not smaller</text:p>
      <text:p text:style-name="Preformatted_20_Text"><text:s text:c="27"/>than &lt;i&gt; where the substring &lt;sub&gt; is found.</text:p>
      <text:p text:style-name="Preformatted_20_Text">lower(s) <text:s text:c="15"/>-- Return a string that is &lt;s&gt; in lowercase</text:p>
      <text:p text:style-name="Preformatted_20_Text">splitfields(s, sep) <text:s text:c="4"/>-- Returns a list containing the fields of the</text:p>
      <text:p text:style-name="Preformatted_20_Text"><text:s text:c="27"/>string &lt;s&gt;, using the string &lt;sep&gt; as a separator.</text:p>
      <text:p text:style-name="Preformatted_20_Text">joinfields(words, sep) <text:s/>-- Concatenate a list or tuple of words with</text:p>
      <text:p text:style-name="Preformatted_20_Text"><text:s text:c="27"/>intervening separators. </text:p>
      <text:p text:style-name="Preformatted_20_Text">strip(s) <text:s text:c="15"/>-- Return a string that is &lt;s&gt; without leading</text:p>
      <text:p text:style-name="Preformatted_20_Text"><text:s text:c="27"/>and trailing whitespace.</text:p>
      <text:p text:style-name="P2">upper(s) <text:s text:c="15"/>-- Return a string that is &lt;s&gt; in uppercase</text:p>
      <text:p text:style-name="Horizontal_20_Line"/>
      <text:p text:style-name="P5"><text:span text:style-name="Emphasis">regex</text:span></text:p>
      <text:p text:style-name="P2">Patterns are specified as strings. Default syntax is emacs-style. </text:p>
      <text:p text:style-name="P4">Special Characters (using default syntax): </text:p>
      <text:p text:style-name="Preformatted_20_Text">. <text:s text:c="6"/>matches any character</text:p>
      <text:p text:style-name="Preformatted_20_Text">* <text:s text:c="6"/>0 or more of preceeding regular expresssion</text:p>
      <text:p text:style-name="Preformatted_20_Text">+ <text:s text:c="6"/>1 or more of preceeding regular expresssion</text:p>
      <text:p text:style-name="Preformatted_20_Text">? <text:s text:c="6"/>0 or 1 of preceeding regular expresssion</text:p>
      <text:p text:style-name="Preformatted_20_Text">[ ] <text:s text:c="4"/>defines character set: '[a-zA-Z]' to match all letters</text:p>
      <text:p text:style-name="Preformatted_20_Text">[^ ] <text:s text:c="3"/>defines complemented character set: matches if char is NOT in set</text:p>
      <text:p text:style-name="Preformatted_20_Text">^ <text:s text:c="6"/>matches empty str at beginning of line</text:p>
      <text:p text:style-name="Preformatted_20_Text">$ <text:s text:c="6"/>matches empty str at end of line</text:p>
      <text:p text:style-name="Preformatted_20_Text">\ <text:s text:c="6"/>quoting char: \[ matches char '['</text:p>
      <text:p text:style-name="Preformatted_20_Text">\\ <text:s text:c="5"/>matches '\'; due to Python string rules, write as '\\\\' in</text:p>
      <text:p text:style-name="Preformatted_20_Text"><text:s text:c="8"/>the pattern string.</text:p>
      <text:p text:style-name="Preformatted_20_Text">\| <text:s text:c="5"/>specifies alternative: 'foo\|bar' matches 'foo' or 'bar'</text:p>
      <text:p text:style-name="Preformatted_20_Text">\( \) <text:s text:c="2"/>grouping (for \|, or complicated expr, or substr for future</text:p>
      <text:p text:style-name="Preformatted_20_Text"><text:s text:c="8"/>reference by \D character or group() method)</text:p>
      <text:p text:style-name="Preformatted_20_Text">\D <text:s text:c="5"/>D is digit: matches substr matched by D'th \( \) in pattern</text:p>
      <text:p text:style-name="Preformatted_20_Text">\` <text:s text:c="5"/>empty str at beginning of file</text:p>
      <text:p text:style-name="Preformatted_20_Text">\' <text:s text:c="5"/>empty str at end of file</text:p>
      <text:p text:style-name="Preformatted_20_Text">\b <text:s text:c="5"/>empty str at beg or end of word: '\bis\b' matches 'is', but not 'his'</text:p>
      <text:p text:style-name="Preformatted_20_Text">\B <text:s text:c="5"/>empty str NOT at beginning or end of word</text:p>
      <text:p text:style-name="Preformatted_20_Text">\&lt; <text:s text:c="5"/>empty str at beginning of word</text:p>
      <text:p text:style-name="Preformatted_20_Text">\&gt; <text:s text:c="5"/>empty str at end of word</text:p>
      <text:p text:style-name="Preformatted_20_Text">\w <text:s text:c="5"/>any word constituent</text:p>
      <text:p text:style-name="P2">\W <text:s text:c="5"/>any non-word constituent</text:p>
      <text:p text:style-name="P4">Variables: </text:p>
      <text:p text:style-name="P2">error <text:s text:c="18"/>-- Exception when pattern string isn't valid regexp.</text:p>
      <text:p text:style-name="P4">Functions:</text:p>
      <text:p text:style-name="Preformatted_20_Text">match(pattern, string) <text:s/>-- Return how many characters at the beginning</text:p>
      <text:p text:style-name="Preformatted_20_Text"><text:s text:c="27"/>of &lt;string&gt; match regexp &lt;pattern&gt;</text:p>
      <text:p text:style-name="Preformatted_20_Text"><text:soft-page-break/><text:s text:c="27"/>or -1 if none.</text:p>
      <text:p text:style-name="Preformatted_20_Text"/>
      <text:p text:style-name="Preformatted_20_Text">search(pattern, string [, pos]) </text:p>
      <text:p text:style-name="Preformatted_20_Text"><text:s text:c="24"/>-- Return the first position in &lt;string&gt; that</text:p>
      <text:p text:style-name="Preformatted_20_Text"><text:s text:c="27"/>matches regexp &lt;pattern&gt;. <text:s/>Return -1 if none.</text:p>
      <text:p text:style-name="Preformatted_20_Text"><text:s text:c="27"/>[starting at &lt;pos&gt;.]</text:p>
      <text:p text:style-name="Preformatted_20_Text"/>
      <text:p text:style-name="Preformatted_20_Text">compile(pattern [,translate])</text:p>
      <text:p text:style-name="Preformatted_20_Text"><text:s text:c="24"/>-- Create regexp object that has methods</text:p>
      <text:p text:style-name="Preformatted_20_Text"><text:s text:c="27"/>match() and search() working as above. Also</text:p>
      <text:p text:style-name="Preformatted_20_Text"><text:s text:c="27"/>group(i1, [,i2]*). Also regs, <text:s/>tuple of </text:p>
      <text:p text:style-name="Preformatted_20_Text"><text:s text:c="27"/>positions matched; regs[0] is whole match, </text:p>
      <text:p text:style-name="Preformatted_20_Text"><text:s text:c="27"/>next are subexpressions. E.g.</text:p>
      <text:p text:style-name="Preformatted_20_Text"><text:s text:c="27"/>p = compile('id\([a-z]\)\([a-z]\)')</text:p>
      <text:p text:style-name="Preformatted_20_Text"><text:s text:c="27"/>p.match('idab') ==&gt; 4</text:p>
      <text:p text:style-name="Preformatted_20_Text"><text:s text:c="27"/>p.group(1, 2) ==&gt; ('a', 'b')</text:p>
      <text:p text:style-name="Preformatted_20_Text"><text:s text:c="27"/>p.regs ==&gt; ((0, 4), (2, 3), (3, 4), ...)</text:p>
      <text:p text:style-name="Preformatted_20_Text"/>
      <text:p text:style-name="Preformatted_20_Text">set_syntax(flag) <text:s text:c="7"/>-- Set syntax flags for future calls to</text:p>
      <text:p text:style-name="Preformatted_20_Text"><text:s text:c="27"/>match(), search() and compile(). Returns</text:p>
      <text:p text:style-name="Preformatted_20_Text"><text:s text:c="27"/>current value. Flags in module regex_syntax.</text:p>
      <text:p text:style-name="Preformatted_20_Text"/>
      <text:p text:style-name="Preformatted_20_Text">symcomp(pattern [,translate])</text:p>
      <text:p text:style-name="Preformatted_20_Text"><text:s text:c="24"/>-- Like compile but with symbolic group</text:p>
      <text:p text:style-name="Preformatted_20_Text"><text:s text:c="27"/>names. Names in angle brackets. Access </text:p>
      <text:p text:style-name="Preformatted_20_Text"><text:s text:c="27"/>through group method. E.g. </text:p>
      <text:p text:style-name="Preformatted_20_Text"><text:s text:c="27"/>p = symcomp('id\(&lt;l1&gt;[a-z]\)\(&lt;l2&gt;[a-z]\)')</text:p>
      <text:p text:style-name="Preformatted_20_Text"><text:s text:c="27"/>p.match('idab') ==&gt; 4</text:p>
      <text:p text:style-name="P2"><text:s text:c="27"/>p.group('l1') ==&gt; 'a'</text:p>
      <text:p text:style-name="Horizontal_20_Line"/>
      <text:p text:style-name="P5"><text:span text:style-name="Emphasis">regex_syntax</text:span></text:p>
      <text:p text:style-name="P2">Flags for regex.set_syntax(). BitOr the flags you want together and pass to function. </text:p>
      <text:p text:style-name="P4">Variables:</text:p>
      <text:p text:style-name="Preformatted_20_Text">RE_NO_BK_PARENS <text:s text:c="8"/>-- if set, ( means grouping, \( is literal "("</text:p>
      <text:p text:style-name="Preformatted_20_Text"><text:s text:c="27"/>if not, vice versa</text:p>
      <text:p text:style-name="Preformatted_20_Text">RE_NO_BK_VBAR <text:s text:c="10"/>-- if set, | means or, \| is literal "|"</text:p>
      <text:p text:style-name="Preformatted_20_Text"><text:s text:c="27"/>if not, vice versa</text:p>
      <text:p text:style-name="Preformatted_20_Text">RE_BK_PLUS_QM <text:s text:c="10"/>-- if set, + or ? are operator, \+, \? are literal</text:p>
      <text:p text:style-name="Preformatted_20_Text"><text:s text:c="27"/>if not, vice versa</text:p>
      <text:p text:style-name="Preformatted_20_Text">RE_TIGHT_VBAR <text:s text:c="10"/>-- if set, | binds tighter than ^ or $</text:p>
      <text:p text:style-name="Preformatted_20_Text"><text:s text:c="27"/>if not, vice versa</text:p>
      <text:p text:style-name="Preformatted_20_Text">RE_NEWLINE_OR <text:s text:c="10"/>-- if set, \n is an OR operator</text:p>
      <text:p text:style-name="Preformatted_20_Text"><text:s text:c="27"/>if not, it is a normal char</text:p>
      <text:p text:style-name="Preformatted_20_Text">RE_CONTEXT_INDEP_OPS <text:s text:c="3"/>-- if not set, special chars always have</text:p>
      <text:p text:style-name="Preformatted_20_Text"><text:s text:c="32"/>special meaning</text:p>
      <text:p text:style-name="Preformatted_20_Text"><text:s text:c="27"/>if set, depends on context:</text:p>
      <text:p text:style-name="Preformatted_20_Text"># <text:s text:c="6"/>^ - only special at the beginning, or after ( or |</text:p>
      <text:p text:style-name="Preformatted_20_Text"># <text:s text:c="6"/>$ - only special at the end, or before ) or |</text:p>
      <text:p text:style-name="Preformatted_20_Text"># <text:s text:c="6"/>*, +, ? - only special when not after the beginning, (, or |</text:p>
      <text:p text:style-name="Preformatted_20_Text"/>
      <text:p text:style-name="Preformatted_20_Text">RE_SYNTAX_AWK = (RE_NO_BK_PARENS | RE_NO_BK_VBAR | RE_CONTEXT_INDEP_OPS)</text:p>
      <text:p text:style-name="Preformatted_20_Text">RE_SYNTAX_EGREP = (RE_SYNTAX_AWK | RE_NEWLINE_OR)</text:p>
      <text:p text:style-name="Preformatted_20_Text"><text:soft-page-break/>RE_SYNTAX_GREP = (RE_BK_PLUS_QM | RE_NEWLINE_OR)</text:p>
      <text:p text:style-name="P2">RE_SYNTAX_EMACS = 0</text:p>
      <text:p text:style-name="Horizontal_20_Line"/>
      <text:p text:style-name="P5"><text:span text:style-name="Emphasis">reg_sub</text:span></text:p>
      <text:p text:style-name="P4">Functions:</text:p>
      <text:p text:style-name="Preformatted_20_Text">sub(pattern, rep, str) <text:s/>-- Replace 1st occur of &lt;pattern&gt; in &lt;str&gt; by</text:p>
      <text:p text:style-name="Preformatted_20_Text"><text:s text:c="27"/>&lt;rep&gt; and return this.</text:p>
      <text:p text:style-name="Preformatted_20_Text">gsub(pattern, rep, str) -- Replace _all_ occurances of &lt;pattern&gt; in &lt;str&gt; by</text:p>
      <text:p text:style-name="Preformatted_20_Text"><text:s text:c="27"/>&lt;rep&gt; and return this.</text:p>
      <text:p text:style-name="Preformatted_20_Text">split(str, pattern) <text:s text:c="4"/>-- Split &lt;str&gt; into fields seperated by delimiters</text:p>
      <text:p text:style-name="Preformatted_20_Text"><text:s text:c="27"/>matching &lt;pattern&gt; and return as list of</text:p>
      <text:p text:style-name="P2"><text:s text:c="27"/>strings.</text:p>
      <text:p text:style-name="Horizontal_20_Line"/>
      <text:p text:style-name="P7"><text:bookmark text:name="OtherModules"/>Some Other Modules In Base Distribution</text:p>
      <text:p text:style-name="P9">* Built-ins * </text:p>
      <text:p text:style-name="Preformatted_20_Text"><text:s text:c="12"/>sys <text:s text:c="8"/>Interpreter state vars and functions</text:p>
      <text:p text:style-name="Preformatted_20_Text"><text:s text:c="12"/>__built-in__ <text:s text:c="7"/>Access to all built-in python identifiers</text:p>
      <text:p text:style-name="Preformatted_20_Text"><text:s text:c="12"/>__main__ <text:s text:c="11"/>Scope of the interpreters main program, script or stdin</text:p>
      <text:p text:style-name="Preformatted_20_Text"><text:s text:c="12"/>array <text:s text:c="14"/>Obj efficiently representing arrays of basic values</text:p>
      <text:p text:style-name="Preformatted_20_Text"><text:s text:c="12"/>math <text:s text:c="15"/>Math functions of C standard</text:p>
      <text:p text:style-name="Preformatted_20_Text"><text:s text:c="12"/>time <text:s text:c="15"/>Time-related functions</text:p>
      <text:p text:style-name="Preformatted_20_Text"><text:s text:c="12"/>regex <text:s text:c="14"/>Regular expression matching operations</text:p>
      <text:p text:style-name="Preformatted_20_Text"><text:s text:c="12"/>marshal <text:s text:c="12"/>Read and write some python values in binary format</text:p>
      <text:p text:style-name="P2"><text:s text:c="12"/>struct <text:s text:c="13"/>Convert between python values and C structs</text:p>
      <text:p text:style-name="P9">* Standard *</text:p>
      <text:p text:style-name="Preformatted_20_Text"><text:s text:c="12"/>getopt <text:s text:c="13"/>Parse cmd line args in sys.argv. <text:s/>A la UNIX 'getopt'.</text:p>
      <text:p text:style-name="Preformatted_20_Text"><text:s text:c="12"/>os <text:s text:c="17"/>A more portable interface to OS dependent functionality</text:p>
      <text:p text:style-name="Preformatted_20_Text"><text:s text:c="12"/>rand <text:s text:c="15"/>Pseudo-random generator, like C rand()</text:p>
      <text:p text:style-name="Preformatted_20_Text"><text:s text:c="12"/>regsub <text:s text:c="13"/>Functions useful for working with regular expressions</text:p>
      <text:p text:style-name="Preformatted_20_Text"><text:s text:c="12"/>string <text:s text:c="13"/>Useful string and characters functions and exceptions</text:p>
      <text:p text:style-name="P2"><text:s text:c="12"/>whrandom <text:s text:c="11"/>Wichmann-Hill pseudo-random number generator</text:p>
      <text:p text:style-name="P9">* Unix *</text:p>
      <text:p text:style-name="Preformatted_20_Text"><text:s text:c="12"/>dbm <text:s text:c="8"/>Interface to Unix ndbm database library</text:p>
      <text:p text:style-name="Preformatted_20_Text"><text:s text:c="12"/>grp <text:s text:c="8"/>Interface to Unix group database</text:p>
      <text:p text:style-name="Preformatted_20_Text"><text:s text:c="12"/>posix <text:s text:c="14"/>OS functionality standardized by C and POSIX standards</text:p>
      <text:p text:style-name="Preformatted_20_Text"><text:s text:c="12"/>posixpath <text:s text:c="10"/>POSIX pathname functions</text:p>
      <text:p text:style-name="Preformatted_20_Text"><text:s text:c="12"/>pwd <text:s text:c="8"/>Access to the Unix password database</text:p>
      <text:p text:style-name="Preformatted_20_Text"><text:s text:c="12"/>select <text:s text:c="13"/>Access to Unix select multiplex file synchronization</text:p>
      <text:p text:style-name="Preformatted_20_Text"><text:soft-page-break/><text:s text:c="12"/>socket <text:s text:c="13"/>Access to BSD socket interface</text:p>
      <text:p text:style-name="P2"><text:s text:c="12"/>thread <text:s text:c="13"/>Low-level primitives for working with process threads</text:p>
      <text:p text:style-name="P9">* Tk User-interface Toolkit *</text:p>
      <text:p text:style-name="P2"><text:s text:c="12"/>tkinter <text:s text:c="12"/>Main interface to Tk</text:p>
      <text:p text:style-name="P8">* Multimedia *</text:p>
      <text:p text:style-name="Preformatted_20_Text"><text:s text:c="12"/>audioop <text:s text:c="12"/>Useful operations on sound fragments</text:p>
      <text:p text:style-name="Preformatted_20_Text"><text:s text:c="12"/>imageop <text:s text:c="12"/>Useful operations on images</text:p>
      <text:p text:style-name="Preformatted_20_Text"><text:s text:c="12"/>jpeg <text:s text:c="15"/>Access to jpeg image compressor and decompressor</text:p>
      <text:p text:style-name="P2"><text:s text:c="12"/>rgbimg <text:s text:c="13"/>Access SGI imglib image files</text:p>
      <text:p text:style-name="P8">* Cryptographic Extensions *</text:p>
      <text:p text:style-name="Preformatted_20_Text"><text:s text:c="12"/>md5 <text:s text:c="8"/>Interface to RSA's MD5 message digest algorithm</text:p>
      <text:p text:style-name="Preformatted_20_Text"><text:s text:c="12"/>mpz <text:s text:c="8"/>Interface to int part of GNU multiple precision library</text:p>
      <text:p text:style-name="P2"><text:s text:c="12"/>rotor <text:s text:c="14"/>Implementation of a rotor-based encryption algorithm</text:p>
      <text:p text:style-name="P8">* Stdwin * Standard Window System</text:p>
      <text:p text:style-name="Preformatted_20_Text"><text:s text:c="12"/>stdwin <text:s text:c="13"/>Standard Window System interface</text:p>
      <text:p text:style-name="Preformatted_20_Text"><text:s text:c="12"/>stdwinevents <text:s text:c="7"/>Stdwin event, command, and selection constants</text:p>
      <text:p text:style-name="P2"><text:s text:c="12"/>rect <text:s text:c="15"/>Rectangle manipulation operations</text:p>
      <text:p text:style-name="P8">* SGI IRIX * (4 &amp; 5)</text:p>
      <text:p text:style-name="Preformatted_20_Text"><text:s text:c="12"/>al <text:s text:c="9"/>SGI audio facilities</text:p>
      <text:p text:style-name="Preformatted_20_Text"><text:s text:c="12"/>AL <text:s text:c="9"/>al constants</text:p>
      <text:p text:style-name="Preformatted_20_Text"><text:s text:c="12"/>fl <text:s text:c="9"/>Interface to FORMS library</text:p>
      <text:p text:style-name="Preformatted_20_Text"><text:s text:c="12"/>FL <text:s text:c="9"/>fl constants</text:p>
      <text:p text:style-name="Preformatted_20_Text"><text:s text:c="12"/>flp Functions for form designer</text:p>
      <text:p text:style-name="Preformatted_20_Text"><text:s text:c="12"/>fm <text:s text:c="9"/>Access to font manager library</text:p>
      <text:p text:style-name="Preformatted_20_Text"><text:s text:c="12"/>gl <text:s text:c="9"/>Access to graphics library</text:p>
      <text:p text:style-name="Preformatted_20_Text"><text:s text:c="12"/>GL <text:s text:c="9"/>Constants for gl</text:p>
      <text:p text:style-name="Preformatted_20_Text"><text:s text:c="12"/>DEVICE <text:s text:c="5"/>More constants for gl</text:p>
      <text:p text:style-name="P2"><text:s text:c="12"/>imgfile <text:s text:c="4"/>Imglib image file interface</text:p>
      <text:p text:style-name="P8">* Suns *</text:p>
      <text:p text:style-name="P2"><text:s text:c="12"/>sunaudiodev Access to sun audio interface</text:p>
      <text:p text:style-name="P8">Partial Contents of Lib directory</text:p>
      <text:p text:style-name="Preformatted_20_Text">BaseHTTPServer <text:s/>-- <text:s/>Base class forhttp services.</text:p>
      <text:p text:style-name="Preformatted_20_Text">CGIHTTPServer <text:s text:c="2"/>-- <text:s/>CGI http services.</text:p>
      <text:p text:style-name="Preformatted_20_Text">Complex <text:s text:c="8"/>-- <text:s/>Complex numbers as instances of the class Complex.</text:p>
      <text:p text:style-name="Preformatted_20_Text">Queue <text:s text:c="10"/>-- <text:s/>A multi-producer, multi-consumer queue.</text:p>
      <text:p text:style-name="Preformatted_20_Text">SimpleHTTPServer-- <text:s/>Simple extension to base http class</text:p>
      <text:p text:style-name="Preformatted_20_Text">StringIO <text:s text:c="7"/>-- <text:s/>File-like objects that read/write a string buffer.</text:p>
      <text:p text:style-name="Preformatted_20_Text">SocketServer <text:s text:c="3"/>-- <text:s/>Generic socket server classes.</text:p>
      <text:p text:style-name="Preformatted_20_Text">UserDict <text:s text:c="7"/>-- <text:s/>A wrapper to allow subclassing of built-in dict class.</text:p>
      <text:p text:style-name="Preformatted_20_Text">UserList <text:s text:c="7"/>-- <text:s/>A wrapper to allow subclassing of built-in list class.</text:p>
      <text:p text:style-name="Preformatted_20_Text">addpack <text:s text:c="8"/>-- <text:s/>Support for "packages", groups of related modules.</text:p>
      <text:p text:style-name="Preformatted_20_Text"><text:soft-page-break/>aifc <text:s text:c="11"/>-- <text:s/>Stuff to parse AIFF-C and AIFF files.</text:p>
      <text:p text:style-name="Preformatted_20_Text">anydbm <text:s text:c="9"/>-- <text:s/>Generic interface to all dbm clones.</text:p>
      <text:p text:style-name="Preformatted_20_Text">audiodev <text:s text:c="7"/>-- <text:s/>Audio support for a few platforms.</text:p>
      <text:p text:style-name="Preformatted_20_Text">base64 <text:s text:c="9"/>-- <text:s/>Conversions to/from base64 RFC-MIME transport encoding .</text:p>
      <text:p text:style-name="Preformatted_20_Text">bdb <text:s text:c="12"/>-- <text:s/>A generic Python debugger base class.</text:p>
      <text:p text:style-name="Preformatted_20_Text">binhex <text:s text:c="9"/>-- <text:s/>Macintosh binhex compression/decompression.</text:p>
      <text:p text:style-name="Preformatted_20_Text">bisect <text:s text:c="9"/>-- <text:s/>List bisection algorithms.</text:p>
      <text:p text:style-name="Preformatted_20_Text">calendar <text:s text:c="7"/>-- <text:s/>Calendar printing functions.</text:p>
      <text:p text:style-name="Preformatted_20_Text">cgi <text:s text:c="12"/>-- <text:s/>Wraps the WWW Forms Common Gateway Interface (CGI).</text:p>
      <text:p text:style-name="Preformatted_20_Text">cmd <text:s text:c="12"/>-- <text:s/>A generic class to build line-oriented command interpreters.</text:p>
      <text:p text:style-name="Preformatted_20_Text">cmp <text:s text:c="12"/>-- <text:s/>Efficiently compare files, boolean outcome only.</text:p>
      <text:p text:style-name="Preformatted_20_Text">cmpcache <text:s text:c="7"/>-- <text:s/>Same, but caches 'stat' results for speed.</text:p>
      <text:p text:style-name="Preformatted_20_Text">codehack <text:s text:c="7"/>-- <text:s/>Extract a function name from a code object.</text:p>
      <text:p text:style-name="Preformatted_20_Text">colorsys <text:s text:c="7"/>-- <text:s/>Conversion functions between RGB and other color systems.</text:p>
      <text:p text:style-name="Preformatted_20_Text">commands <text:s text:c="7"/>-- <text:s/>Tools for executing UNIX commands .</text:p>
      <text:p text:style-name="Preformatted_20_Text">compileall <text:s text:c="5"/>-- <text:s/>Force "compilation" of all .py files in a directory.</text:p>
      <text:p text:style-name="Preformatted_20_Text">copy <text:s text:c="11"/>-- <text:s/>Generic shallow and deep copying operations.</text:p>
      <text:p text:style-name="Preformatted_20_Text">dircache <text:s text:c="7"/>-- <text:s/>Sorted list of files in a dir, using a cache.</text:p>
      <text:p text:style-name="Preformatted_20_Text">dircmp <text:s text:c="9"/>-- <text:s/>Defines a class to build directory diff tools on.</text:p>
      <text:p text:style-name="Preformatted_20_Text">dis <text:s text:c="12"/>-- <text:s/>Bytecode disassembler.</text:p>
      <text:p text:style-name="Preformatted_20_Text">dospath <text:s text:c="8"/>-- <text:s/>Common operations on DOS pathnames.</text:p>
      <text:p text:style-name="Preformatted_20_Text">dumbdbm <text:s text:c="8"/>-- <text:s/>A dumb and slow but simple dbm clone.</text:p>
      <text:p text:style-name="Preformatted_20_Text">dump <text:s text:c="11"/>-- <text:s/>Print python code that reconstructs a variable.</text:p>
      <text:p text:style-name="Preformatted_20_Text">emacs <text:s text:c="10"/>-- <text:s/>Execute Emacs code from a Python interpreter.</text:p>
      <text:p text:style-name="Preformatted_20_Text">find <text:s text:c="11"/>-- <text:s/>Find files directory hierarcy matching a pattern.</text:p>
      <text:p text:style-name="Preformatted_20_Text">fnmatch <text:s text:c="8"/>-- <text:s/>Filename matching with shell patterns.</text:p>
      <text:p text:style-name="Preformatted_20_Text">fpformat <text:s text:c="7"/>-- <text:s/>General floating point formatting functions.</text:p>
      <text:p text:style-name="Preformatted_20_Text">ftplib <text:s text:c="9"/>-- <text:s/>An FTP client class. <text:s/>Based on RFC 959.</text:p>
      <text:p text:style-name="Preformatted_20_Text">getopt <text:s text:c="9"/>-- <text:s/>Standard command line processing.</text:p>
      <text:p text:style-name="Preformatted_20_Text">glob <text:s text:c="11"/>-- <text:s/>filename globbing.</text:p>
      <text:p text:style-name="Preformatted_20_Text">gopherlib <text:s text:c="6"/>-- <text:s/>Gopher protocol client interface.</text:p>
      <text:p text:style-name="Preformatted_20_Text">grep <text:s text:c="11"/>-- <text:s/>'grep' utilities.</text:p>
      <text:p text:style-name="Preformatted_20_Text">htmlentitydefs <text:s/>-- <text:s/>Proposed entity definitions for HTML.</text:p>
      <text:p text:style-name="Preformatted_20_Text">htmllib <text:s text:c="8"/>-- <text:s/>HTML parsing utilities.</text:p>
      <text:p text:style-name="Preformatted_20_Text">httplib <text:s text:c="8"/>-- <text:s/>HTTP client class.</text:p>
      <text:p text:style-name="Preformatted_20_Text">ihooks <text:s text:c="9"/>-- <text:s/>Hooks into the "import" mechanism.</text:p>
      <text:p text:style-name="Preformatted_20_Text">imghdr <text:s text:c="9"/>-- <text:s/>Recognizing image files based on their first few bytes.</text:p>
      <text:p text:style-name="Preformatted_20_Text">importall <text:s text:c="6"/>-- <text:s/>Utility module to import all modules in the path.</text:p>
      <text:p text:style-name="Preformatted_20_Text">linecache <text:s text:c="6"/>-- <text:s/>Cache lines from files.</text:p>
      <text:p text:style-name="Preformatted_20_Text">lockfile <text:s text:c="7"/>-- <text:s/>Implements file locking.</text:p>
      <text:p text:style-name="Preformatted_20_Text">maccache <text:s text:c="7"/>-- <text:s/>Mac cache listdir(), isdir(), isfile() or exists().</text:p>
      <text:p text:style-name="Preformatted_20_Text">macpath <text:s text:c="8"/>-- <text:s/>Pathname (or related) operations for the Macintosh.</text:p>
      <text:p text:style-name="Preformatted_20_Text">mailbox <text:s text:c="8"/>-- <text:s/>A class to handle a unix-style or mmdf-style mailbox.</text:p>
      <text:p text:style-name="Preformatted_20_Text">mhlib <text:s text:c="10"/>-- <text:s/>MH (mailbox) interface.</text:p>
      <text:p text:style-name="Preformatted_20_Text">mimetools <text:s text:c="6"/>-- <text:s/>Various tools used by MIME-reading or MIME-writing programs.</text:p>
      <text:p text:style-name="Preformatted_20_Text">multifile <text:s text:c="6"/>-- <text:s/>Class to make multi-file messages easier to handle.</text:p>
      <text:p text:style-name="Preformatted_20_Text">mutex <text:s text:c="10"/>-- <text:s/>Mutual exclusion -- for use with module sched.</text:p>
      <text:p text:style-name="Preformatted_20_Text">newdir <text:s text:c="9"/>-- <text:s/>New dir() function.</text:p>
      <text:p text:style-name="Preformatted_20_Text">ni <text:s text:c="13"/>-- <text:s/>New import scheme with package support.</text:p>
      <text:p text:style-name="Preformatted_20_Text">nntplib <text:s text:c="8"/>-- <text:s/>An NNTP client class. <text:s/>Based on RFC 977.</text:p>
      <text:p text:style-name="Preformatted_20_Text">ntpath <text:s text:c="9"/>-- <text:s/>Common operations on DOS pathnames.</text:p>
      <text:p text:style-name="Preformatted_20_Text">os <text:s text:c="13"/>-- <text:s/>Either mac, dos or posix depending system.</text:p>
      <text:p text:style-name="Preformatted_20_Text">packmail <text:s text:c="7"/>-- <text:s/>Create a self-unpacking shell archive.</text:p>
      <text:p text:style-name="Preformatted_20_Text">pdb <text:s text:c="12"/>-- <text:s/>A Python debugger.</text:p>
      <text:p text:style-name="Preformatted_20_Text">persist <text:s text:c="8"/>-- <text:s/>Implement limited persistence.</text:p>
      <text:p text:style-name="Preformatted_20_Text">pickle <text:s text:c="9"/>-- <text:s/>Pickling (save and restor) of Python objects.</text:p>
      <text:p text:style-name="Preformatted_20_Text">pipes <text:s text:c="10"/>-- <text:s/>Conversion pipeline templates.</text:p>
      <text:p text:style-name="Preformatted_20_Text">poly <text:s text:c="11"/>-- <text:s/>Polynomials.</text:p>
      <text:p text:style-name="Preformatted_20_Text">posixfile <text:s text:c="6"/>-- <text:s/>Extended (posix) file operations.</text:p>
      <text:p text:style-name="Preformatted_20_Text"><text:soft-page-break/>posixpath <text:s text:c="6"/>-- <text:s/>Common operations on POSIX pathnames.</text:p>
      <text:p text:style-name="Preformatted_20_Text">profile <text:s text:c="8"/>-- <text:s/>Class for profiling python code.</text:p>
      <text:p text:style-name="Preformatted_20_Text">pstats <text:s text:c="9"/>-- <text:s/>Class for printing reports on profiled python code.</text:p>
      <text:p text:style-name="Preformatted_20_Text">pty <text:s text:c="12"/>-- <text:s/>Pseudo terminal utilities.</text:p>
      <text:p text:style-name="Preformatted_20_Text">py_compile <text:s text:c="5"/>-- <text:s/>Routine to "compile" a .py file to a .pyc file.</text:p>
      <text:p text:style-name="Preformatted_20_Text">pyclbr <text:s text:c="9"/>-- <text:s/>Parse a Python file and retrieve classes and methods.</text:p>
      <text:p text:style-name="Preformatted_20_Text">quopri <text:s text:c="9"/>-- <text:s/>Conversions to/from quoted-printable transport encoding.</text:p>
      <text:p text:style-name="Preformatted_20_Text">rand <text:s text:c="11"/>-- <text:s/>Don't use unless you want compatibility with C's rand().</text:p>
      <text:p text:style-name="Preformatted_20_Text">random <text:s text:c="9"/>-- <text:s/>Random variable generators.</text:p>
      <text:p text:style-name="Preformatted_20_Text">regex_syntax <text:s text:c="3"/>-- <text:s/>Flags for regex.set_syntax().</text:p>
      <text:p text:style-name="Preformatted_20_Text">regexp <text:s text:c="9"/>-- <text:s/>Backward compatibility for module "regexp" using "regex".</text:p>
      <text:p text:style-name="Preformatted_20_Text">regsub <text:s text:c="9"/>-- <text:s/>Regular expression subroutines.</text:p>
      <text:p text:style-name="Preformatted_20_Text">repr <text:s text:c="11"/>-- <text:s/>Redo repr() but with limits on most sizes.</text:p>
      <text:p text:style-name="Preformatted_20_Text">rexec <text:s text:c="10"/>-- <text:s/>Restricted execution facilities ("safe" exec, eval, etc).</text:p>
      <text:p text:style-name="Preformatted_20_Text">rfc822 <text:s text:c="9"/>-- <text:s/>RFC-822 message manipulation class.</text:p>
      <text:p text:style-name="Preformatted_20_Text">sched <text:s text:c="10"/>-- <text:s/>A generally useful event scheduler class.</text:p>
      <text:p text:style-name="Preformatted_20_Text">sgmllib <text:s text:c="8"/>-- <text:s/>A parser for SGML.</text:p>
      <text:p text:style-name="Preformatted_20_Text">shelve <text:s text:c="9"/>-- <text:s/>Manage shelves of pickled objects.</text:p>
      <text:p text:style-name="Preformatted_20_Text">shutil <text:s text:c="9"/>-- <text:s/>Utility functions usable in a shell-like program.</text:p>
      <text:p text:style-name="Preformatted_20_Text">sndhdr <text:s text:c="9"/>-- <text:s/>Several routines that help recognizing sound.</text:p>
      <text:p text:style-name="Preformatted_20_Text">stat <text:s text:c="11"/>-- <text:s/>Constants and functions for interpreting stat/lstat struct.</text:p>
      <text:p text:style-name="Preformatted_20_Text">statcache <text:s text:c="6"/>-- <text:s/>Maintain a cache of file stats.</text:p>
      <text:p text:style-name="Preformatted_20_Text">string <text:s text:c="9"/>-- <text:s/>A collection of string operations.</text:p>
      <text:p text:style-name="Preformatted_20_Text">sunau <text:s text:c="10"/>-- <text:s/>Stuff to parse Sun and NeXT audio files.</text:p>
      <text:p text:style-name="Preformatted_20_Text">sunaudio <text:s text:c="7"/>-- <text:s/>Interpret sun audio headers.</text:p>
      <text:p text:style-name="Preformatted_20_Text">symbol <text:s text:c="9"/>-- <text:s/>Non-terminal symbols of Python grammar (from "graminit.h").</text:p>
      <text:p text:style-name="Preformatted_20_Text">tb <text:s text:c="13"/>-- <text:s/>Print tracebacks, with a dump of local variables.</text:p>
      <text:p text:style-name="Preformatted_20_Text">tempfile <text:s text:c="7"/>-- <text:s/>Temporary file name allocation.</text:p>
      <text:p text:style-name="Preformatted_20_Text">toaiff <text:s text:c="9"/>-- <text:s/>Convert "arbitrary" sound files to AIFF files .</text:p>
      <text:p text:style-name="Preformatted_20_Text">token <text:s text:c="10"/>-- <text:s/>Tokens (from "token.h").</text:p>
      <text:p text:style-name="Preformatted_20_Text">tokenize <text:s text:c="7"/>-- <text:s/>Compiles a regular expression that recognizes Python tokens.</text:p>
      <text:p text:style-name="Preformatted_20_Text">traceback <text:s text:c="6"/>-- <text:s/>Format and print Python stack traces.</text:p>
      <text:p text:style-name="Preformatted_20_Text">tty <text:s text:c="12"/>-- <text:s/>Terminal utilities.</text:p>
      <text:p text:style-name="Preformatted_20_Text">types <text:s text:c="10"/>-- <text:s/>Define names for all type symbols in the std interpreter.</text:p>
      <text:p text:style-name="Preformatted_20_Text">tzparse <text:s text:c="8"/>-- <text:s/>Parse a timezone specification.</text:p>
      <text:p text:style-name="Preformatted_20_Text">urllib <text:s text:c="9"/>-- <text:s/>Open an arbitrary URL.</text:p>
      <text:p text:style-name="Preformatted_20_Text">urlparse <text:s text:c="7"/>-- <text:s/>Parse URLs according to latest draft of standard.</text:p>
      <text:p text:style-name="Preformatted_20_Text">uu <text:s text:c="13"/>-- <text:s/>UUencode/UUdecode.</text:p>
      <text:p text:style-name="Preformatted_20_Text">wave <text:s text:c="11"/>-- <text:s/>Stuff to parse WAVE files.</text:p>
      <text:p text:style-name="Preformatted_20_Text">whatsound <text:s text:c="6"/>-- <text:s/>Several routines that help recognizing sound files.</text:p>
      <text:p text:style-name="Preformatted_20_Text">whrandom <text:s text:c="7"/>-- <text:s/>Wichmann-Hill random number generator.</text:p>
      <text:p text:style-name="P2">zmod <text:s text:c="11"/>-- <text:s/>Demonstration of abstruse mathematical concepts.</text:p>
      <text:p text:style-name="Horizontal_20_Line"/>
      <text:p text:style-name="P6"><text:bookmark text:name="Workspace"/>Workspace exploration and idiom hints</text:p>
      <text:p text:style-name="Preformatted_20_Text"><text:s text:c="8"/>dir(&lt;module&gt;) <text:s text:c="2"/>list functions, variables in &lt;module&gt;</text:p>
      <text:p text:style-name="Preformatted_20_Text"><text:s text:c="8"/>dir() <text:s text:c="10"/>get object keys, defaults to local name space</text:p>
      <text:p text:style-name="Preformatted_20_Text"><text:s text:c="8"/>X.__methods__ <text:s text:c="2"/>list of methods supported by X (if any)</text:p>
      <text:p text:style-name="Preformatted_20_Text"><text:s text:c="8"/>X.__members__ <text:s text:c="2"/>List of X's data attributes</text:p>
      <text:p text:style-name="Preformatted_20_Text"><text:s text:c="8"/>if __name__ == '__main__': main() <text:s text:c="11"/>invoke main if running as script</text:p>
      <text:p text:style-name="Preformatted_20_Text"><text:s text:c="8"/>map(None, lst1, lst2, ...) <text:s text:c="18"/>merge lists</text:p>
      <text:p text:style-name="Preformatted_20_Text"><text:s text:c="8"/>b = a[:] <text:s text:c="36"/>create copy of seq structure</text:p>
      <text:p text:style-name="Preformatted_20_Text"><text:s text:c="8"/>_ <text:s text:c="22"/>in interactive mode, is last value printed</text:p>
      <text:p text:style-name="Horizontal_20_Line"/>
      <text:p text:style-name="Preformatted_20_Text"/>
      <text:p text:style-name="P7"><text:bookmark text:name="Emacs"/><text:soft-page-break/>Python Mode for Emacs</text:p>
      <text:p text:style-name="Preformatted_20_Text"/>
      <text:p text:style-name="Preformatted_20_Text">Type C-c ? when in python-mode for extensive help.</text:p>
      <text:p text:style-name="Preformatted_20_Text"/>
      <text:p text:style-name="Preformatted_20_Text">INDENTATION</text:p>
      <text:p text:style-name="Preformatted_20_Text"/>
      <text:p text:style-name="Preformatted_20_Text">Primarily for entering new code:</text:p>
      <text:p text:style-name="Preformatted_20_Text"><text:s text:c="8"/>TAB <text:s text:c="5"/>indent line appropriately</text:p>
      <text:p text:style-name="Preformatted_20_Text"><text:s text:c="8"/>LFD <text:s text:c="5"/>insert newline, then indent</text:p>
      <text:p text:style-name="Preformatted_20_Text"><text:s text:c="8"/>DEL <text:s text:c="5"/>reduce indentation, or delete single character</text:p>
      <text:p text:style-name="Preformatted_20_Text"/>
      <text:p text:style-name="Preformatted_20_Text">Primarily for reindenting existing code:</text:p>
      <text:p text:style-name="Preformatted_20_Text"><text:s text:c="8"/>C-c : <text:s text:c="3"/>guess py-indent-offset from file content; change locally</text:p>
      <text:p text:style-name="Preformatted_20_Text"><text:s text:c="8"/>C-u C-c : <text:s text:c="7"/>ditto, but change globally</text:p>
      <text:p text:style-name="Preformatted_20_Text"/>
      <text:p text:style-name="Preformatted_20_Text"><text:s text:c="8"/>C-c TAB <text:s/>reindent region to match its context</text:p>
      <text:p text:style-name="Preformatted_20_Text"><text:s text:c="8"/>C-c &lt; <text:s text:c="3"/>shift region left by py-indent-offset</text:p>
      <text:p text:style-name="Preformatted_20_Text"><text:s text:c="8"/>C-c &gt; <text:s text:c="3"/>shift region right by py-indent-offset</text:p>
      <text:p text:style-name="Preformatted_20_Text"/>
      <text:p text:style-name="Preformatted_20_Text">MARKING &amp; MANIPULATING REGIONS OF CODE</text:p>
      <text:p text:style-name="Preformatted_20_Text"/>
      <text:p text:style-name="Preformatted_20_Text">C-c C-b <text:s text:c="8"/>mark block of lines</text:p>
      <text:p text:style-name="Preformatted_20_Text">M-C-h <text:s text:c="10"/>mark smallest enclosing def</text:p>
      <text:p text:style-name="Preformatted_20_Text">C-u M-C-h <text:s text:c="6"/>mark smallest enclosing class</text:p>
      <text:p text:style-name="Preformatted_20_Text">C-c # <text:s text:c="10"/>comment out region of code</text:p>
      <text:p text:style-name="Preformatted_20_Text">C-u C-c # <text:s text:c="6"/>uncomment region of code</text:p>
      <text:p text:style-name="Preformatted_20_Text"/>
      <text:p text:style-name="Preformatted_20_Text">MOVING POINT</text:p>
      <text:p text:style-name="Preformatted_20_Text"/>
      <text:p text:style-name="Preformatted_20_Text">C-c C-p <text:s text:c="8"/>move to statement preceding point</text:p>
      <text:p text:style-name="Preformatted_20_Text">C-c C-n <text:s text:c="8"/>move to statement following point</text:p>
      <text:p text:style-name="Preformatted_20_Text">C-c C-u <text:s text:c="8"/>move up to start of current block</text:p>
      <text:p text:style-name="Preformatted_20_Text">M-C-a <text:s text:c="10"/>move to start of def</text:p>
      <text:p text:style-name="Preformatted_20_Text">C-u M-C-a <text:s text:c="6"/>move to start of class</text:p>
      <text:p text:style-name="Preformatted_20_Text">M-C-e <text:s text:c="10"/>move to end of def</text:p>
      <text:p text:style-name="Preformatted_20_Text">C-u M-C-e <text:s text:c="6"/>move to end of class</text:p>
      <text:p text:style-name="Preformatted_20_Text"/>
      <text:p text:style-name="Preformatted_20_Text">EXECUTING PYTHON CODE</text:p>
      <text:p text:style-name="Preformatted_20_Text"/>
      <text:p text:style-name="Preformatted_20_Text">C-c C-c sends the entire buffer to the Python interpreter</text:p>
      <text:p text:style-name="Preformatted_20_Text">C-c | <text:s text:c="2"/>sends the current region</text:p>
      <text:p text:style-name="Preformatted_20_Text">C-c ! <text:s text:c="2"/>starts a Python interpreter window; this will be used by</text:p>
      <text:p text:style-name="Preformatted_20_Text"><text:s text:c="8"/>subsequent C-c C-c or C-c | commands</text:p>
      <text:p text:style-name="Preformatted_20_Text"/>
      <text:p text:style-name="Preformatted_20_Text">VARIABLES</text:p>
      <text:p text:style-name="Preformatted_20_Text"/>
      <text:p text:style-name="Preformatted_20_Text">py-indent-offset <text:s text:c="7"/>indentation increment</text:p>
      <text:p text:style-name="Preformatted_20_Text">py-block-comment-prefix comment string used by py-comment-region</text:p>
      <text:p text:style-name="Preformatted_20_Text"/>
      <text:p text:style-name="Preformatted_20_Text">py-python-command <text:s text:c="6"/>shell command to invoke Python interpreter</text:p>
      <text:p text:style-name="Preformatted_20_Text">py-scroll-process-buffer <text:s text:c="7"/>t means always scroll Python process buffer</text:p>
      <text:p text:style-name="Preformatted_20_Text">py-temp-directory <text:s text:c="6"/>directory used for temp files (if needed)</text:p>
      <text:p text:style-name="Preformatted_20_Text"/>
      <text:p text:style-name="P2">py-beep-if-tab-change <text:s text:c="2"/>ring the bell if tab-width is changed</text:p>
      <text:p text:style-name="Horizontal_20_Line"/>
      <text:p text:style-name="P7"><text:bookmark text:name="Debugger"/><text:soft-page-break/>The Python Debugger</text:p>
      <text:p text:style-name="P9">Accessing</text:p>
      <text:p text:style-name="Preformatted_20_Text">import pdb <text:s text:c="5"/>(it's a module written in Python)</text:p>
      <text:p text:style-name="Preformatted_20_Text"/>
      <text:p text:style-name="Preformatted_20_Text"><text:s text:c="8"/>-- defines functions</text:p>
      <text:p text:style-name="Preformatted_20_Text"><text:s text:c="11"/>run(string) <text:s/>-- interpret string in the debugger</text:p>
      <text:p text:style-name="Preformatted_20_Text"><text:s text:c="11"/>runctx(string, globals, locals)</text:p>
      <text:p text:style-name="Preformatted_20_Text"><text:s text:c="24"/>-- interpret string using globals and locals</text:p>
      <text:p text:style-name="Preformatted_20_Text"><text:s text:c="27"/>for namespace</text:p>
      <text:p text:style-name="Preformatted_20_Text"><text:s text:c="11"/>runcall(fun, arg1, arg2, ...)</text:p>
      <text:p text:style-name="Preformatted_20_Text"><text:s text:c="24"/>-- run function object &lt;fun&gt; with args</text:p>
      <text:p text:style-name="Preformatted_20_Text"><text:s text:c="11"/>pm() <text:s text:c="8"/>-- run postmortem on last exception</text:p>
      <text:p text:style-name="Preformatted_20_Text"><text:s text:c="27"/>(like debugging a core file)</text:p>
      <text:p text:style-name="Preformatted_20_Text"><text:s text:c="11"/>post_mortem(t)</text:p>
      <text:p text:style-name="Preformatted_20_Text"><text:s text:c="24"/>-- run postmortem on traceback object &lt;t&gt;</text:p>
      <text:p text:style-name="Preformatted_20_Text"><text:s text:c="8"/>-- defines class "Pdb"</text:p>
      <text:p text:style-name="Preformatted_20_Text"><text:s text:c="11"/>use Pdb to create reusable debugger objects. Object</text:p>
      <text:p text:style-name="Preformatted_20_Text"><text:s text:c="11"/>preserves state (i.e. break points) between calls.</text:p>
      <text:p text:style-name="Preformatted_20_Text"/>
      <text:p text:style-name="Preformatted_20_Text"><text:s text:c="11"/>Pdb defines methods</text:p>
      <text:p text:style-name="Preformatted_20_Text"><text:s text:c="11"/>run(string) <text:s/>-- interpret string in the debugger</text:p>
      <text:p text:style-name="Preformatted_20_Text"><text:s text:c="11"/>runctx(string, globals, locals)</text:p>
      <text:p text:style-name="Preformatted_20_Text"><text:s text:c="24"/>-- interpret string using globals and locals</text:p>
      <text:p text:style-name="Preformatted_20_Text"><text:s text:c="27"/>for namespace</text:p>
      <text:p text:style-name="Preformatted_20_Text"><text:s text:c="11"/>runcall(fun, arg1, arg2, ...)</text:p>
      <text:p text:style-name="Preformatted_20_Text"><text:s text:c="24"/>-- run function object with args</text:p>
      <text:p text:style-name="Preformatted_20_Text"/>
      <text:p text:style-name="Preformatted_20_Text"><text:s text:c="14"/>runs until a breakpoint hit, exception, or end of program</text:p>
      <text:p text:style-name="P2"><text:s text:c="8"/>If exception, variable '__exception__' holds (exception,value).</text:p>
      <text:p text:style-name="P9">Commands</text:p>
      <text:p text:style-name="Preformatted_20_Text">h, help</text:p>
      <text:p text:style-name="Preformatted_20_Text"><text:s text:c="8"/>brief reminder of commands</text:p>
      <text:p text:style-name="Preformatted_20_Text">b, break [&lt;arg&gt;]</text:p>
      <text:p text:style-name="Preformatted_20_Text"><text:s text:c="8"/>if &lt;arg&gt; numeric, break at line &lt;arg&gt; in current file</text:p>
      <text:p text:style-name="Preformatted_20_Text"><text:s text:c="8"/>if &lt;arg&gt; is function object, break on entry to fcn &lt;arg&gt;</text:p>
      <text:p text:style-name="Preformatted_20_Text"><text:s text:c="8"/>if no arg, list breakpoints</text:p>
      <text:p text:style-name="Preformatted_20_Text">cl, clear [&lt;arg&gt;]</text:p>
      <text:p text:style-name="Preformatted_20_Text"><text:s text:c="8"/>if &lt;arg&gt; numeric, clear breakpoint at &lt;arg&gt; in current file</text:p>
      <text:p text:style-name="Preformatted_20_Text"><text:s text:c="8"/>if no arg, clear all breakpoints after confirmation</text:p>
      <text:p text:style-name="Preformatted_20_Text">w, where</text:p>
      <text:p text:style-name="Preformatted_20_Text"><text:s text:c="8"/>print current call stack</text:p>
      <text:p text:style-name="Preformatted_20_Text">u, up</text:p>
      <text:p text:style-name="Preformatted_20_Text"><text:s text:c="8"/>move up one stack frame (to top-level caller)</text:p>
      <text:p text:style-name="Preformatted_20_Text">d, down</text:p>
      <text:p text:style-name="Preformatted_20_Text"><text:s text:c="8"/>move down one stack frame </text:p>
      <text:p text:style-name="Preformatted_20_Text">s, step</text:p>
      <text:p text:style-name="Preformatted_20_Text"><text:s text:c="8"/>advance one line in the program, stepping into calls</text:p>
      <text:p text:style-name="Preformatted_20_Text">n, next</text:p>
      <text:p text:style-name="Preformatted_20_Text"><text:s text:c="8"/>advance one line, stepping over calls</text:p>
      <text:p text:style-name="Preformatted_20_Text">r, return</text:p>
      <text:p text:style-name="Preformatted_20_Text"><text:s text:c="8"/>continue execution until current function returns</text:p>
      <text:p text:style-name="Preformatted_20_Text"><text:s text:c="8"/>(return value is saved in variable "__return__", which</text:p>
      <text:p text:style-name="Preformatted_20_Text"><text:s text:c="8"/>can be printed or manipulated from debugger)</text:p>
      <text:p text:style-name="Preformatted_20_Text">c, continue</text:p>
      <text:p text:style-name="Preformatted_20_Text"><text:s text:c="8"/>continue until next breakpoint</text:p>
      <text:p text:style-name="Preformatted_20_Text"><text:soft-page-break/>a, args</text:p>
      <text:p text:style-name="Preformatted_20_Text"><text:s text:c="8"/>print args to current function</text:p>
      <text:p text:style-name="Preformatted_20_Text">rv, retval</text:p>
      <text:p text:style-name="Preformatted_20_Text"><text:s text:c="8"/>prints return value from last function that returned</text:p>
      <text:p text:style-name="Preformatted_20_Text">p, print &lt;arg&gt;</text:p>
      <text:p text:style-name="Preformatted_20_Text"><text:s text:c="8"/>prints value of &lt;arg&gt; in current stack frame</text:p>
      <text:p text:style-name="Preformatted_20_Text">l, list [&lt;first&gt; [, &lt;last&gt;]]</text:p>
      <text:p text:style-name="Preformatted_20_Text"><text:s text:c="15"/>List source code for the current file.</text:p>
      <text:p text:style-name="Preformatted_20_Text"><text:s text:c="15"/>Without arguments, list 11 lines around the current line</text:p>
      <text:p text:style-name="Preformatted_20_Text"><text:s text:c="15"/>or continue the previous listing.</text:p>
      <text:p text:style-name="Preformatted_20_Text"><text:s text:c="15"/>With one argument, list 11 lines starting at that line.</text:p>
      <text:p text:style-name="Preformatted_20_Text"><text:s text:c="15"/>With two arguments, list the given range;</text:p>
      <text:p text:style-name="Preformatted_20_Text"><text:s text:c="15"/>if the second argument is less than the first, it is a count.</text:p>
      <text:p text:style-name="Preformatted_20_Text">whatis &lt;arg&gt;</text:p>
      <text:p text:style-name="Preformatted_20_Text"><text:s text:c="8"/>prints type of &lt;arg&gt;</text:p>
      <text:p text:style-name="Preformatted_20_Text">! </text:p>
      <text:p text:style-name="Preformatted_20_Text"><text:s text:c="8"/>executes rest of line as a Python statement in the current stack frame</text:p>
      <text:p text:style-name="Preformatted_20_Text">q quit</text:p>
      <text:p text:style-name="Preformatted_20_Text"><text:s text:c="8"/>immediately stop execution and leave debugger</text:p>
      <text:p text:style-name="Preformatted_20_Text">&lt;return&gt;</text:p>
      <text:p text:style-name="Preformatted_20_Text"><text:s text:c="8"/>executes last command again</text:p>
      <text:p text:style-name="Preformatted_20_Text"/>
      <text:p text:style-name="Preformatted_20_Text">Any input debugger doesn't recognize as a command is assumed to be a</text:p>
      <text:p text:style-name="Preformatted_20_Text">Python statement to execute in the current stack frame, the same way</text:p>
      <text:p text:style-name="P2">the exclamation mark ("!") command does.</text:p>
      <text:p text:style-name="P9">Example</text:p>
      <text:p text:style-name="Preformatted_20_Text">(1394) python</text:p>
      <text:p text:style-name="Preformatted_20_Text">Python 1.0.3 (Sep 26 1994)</text:p>
      <text:p text:style-name="Preformatted_20_Text">Copyright 1991-1994 Stichting Mathematisch Centrum, Amsterdam</text:p>
      <text:p text:style-name="Preformatted_20_Text">&gt;&gt;&gt; import rm</text:p>
      <text:p text:style-name="Preformatted_20_Text">&gt;&gt;&gt; rm.run()</text:p>
      <text:p text:style-name="Preformatted_20_Text">Traceback (innermost last):</text:p>
      <text:p text:style-name="Preformatted_20_Text"><text:s text:c="9"/>File "&lt;stdin&gt;", line 1</text:p>
      <text:p text:style-name="Preformatted_20_Text"><text:s text:c="9"/>File "./rm.py", line 7</text:p>
      <text:p text:style-name="Preformatted_20_Text"><text:s text:c="11"/>x = div(3)</text:p>
      <text:p text:style-name="Preformatted_20_Text"><text:s text:c="9"/>File "./rm.py", line 2</text:p>
      <text:p text:style-name="Preformatted_20_Text"><text:s text:c="11"/>return a / r</text:p>
      <text:p text:style-name="Preformatted_20_Text">ZeroDivisionError: integer division or modulo</text:p>
      <text:p text:style-name="Preformatted_20_Text">&gt;&gt;&gt; import pdb</text:p>
      <text:p text:style-name="Preformatted_20_Text">&gt;&gt;&gt; pdb.pm()</text:p>
      <text:p text:style-name="Preformatted_20_Text">&gt; ./rm.py(2)div: return a / r</text:p>
      <text:p text:style-name="Preformatted_20_Text">(Pdb) list</text:p>
      <text:p text:style-name="Preformatted_20_Text"><text:s text:c="9"/>1 <text:s text:c="4"/>def div(a):</text:p>
      <text:p text:style-name="Preformatted_20_Text"><text:s text:c="9"/>2 <text:s/>-&gt; <text:s text:c="4"/>return a / r</text:p>
      <text:p text:style-name="Preformatted_20_Text"><text:s text:c="9"/>3 <text:s/></text:p>
      <text:p text:style-name="Preformatted_20_Text"><text:s text:c="9"/>4 <text:s text:c="4"/>def run():</text:p>
      <text:p text:style-name="Preformatted_20_Text"><text:s text:c="9"/>5 <text:s text:c="8"/>global r</text:p>
      <text:p text:style-name="Preformatted_20_Text"><text:s text:c="9"/>6 <text:s text:c="8"/>r = 0</text:p>
      <text:p text:style-name="Preformatted_20_Text"><text:s text:c="9"/>7 <text:s text:c="8"/>x = div(3)</text:p>
      <text:p text:style-name="Preformatted_20_Text"><text:s text:c="9"/>8 <text:s text:c="8"/>print x</text:p>
      <text:p text:style-name="Preformatted_20_Text">[EOF]</text:p>
      <text:p text:style-name="Preformatted_20_Text">(Pdb) print r</text:p>
      <text:p text:style-name="Preformatted_20_Text">0</text:p>
      <text:p text:style-name="Preformatted_20_Text">(Pdb) q</text:p>
      <text:p text:style-name="Preformatted_20_Text">&gt;&gt;&gt; pdb.runcall(rm.run)</text:p>
      <text:p text:style-name="P2">etc.</text:p>
      <text:p text:style-name="P9"><text:soft-page-break/>Quirks</text:p>
      <text:p text:style-name="P2">Breakpoints are stored as filename, line number tuples. If a module is reloaded after editing, any remembered breakpoints are likely to be wrong.</text:p>
      <text:p text:style-name="P2">Always single-steps through top-most stack frame. That is, "c" acts like "n"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7:50:18.799632697</meta:creation-date>
    <dc:date>2023-06-01T17:51:09.802046914</dc:date>
    <meta:editing-duration>PT53S</meta:editing-duration>
    <meta:editing-cycles>1</meta:editing-cycles>
    <meta:document-statistic meta:table-count="0" meta:image-count="0" meta:object-count="0" meta:page-count="30" meta:paragraph-count="1218" meta:word-count="7631" meta:character-count="58914" meta:non-whitespace-character-count="39847"/>
    <meta:generator>LibreOffice/7.3.7.2$Linux_X86_64 LibreOffice_project/30$Build-2</meta:generator>
  </office:meta>
</office:document-meta>
</file>